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6200000062C62FEA9AA365749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Edwardian Script ITC" svg:font-family="'Edwardian Script ITC'" style:font-family-generic="script" style:font-pitch="variable"/>
    <style:font-face style:name="Gothic" svg:font-family="Gothic"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ahoma3" svg:font-family="Tahoma, Lucidasans, 'Lucida Sans', 'Arial Unicode MS'" style:font-pitch="variable"/>
    <style:font-face style:name="Times New Roman" svg:font-family="'Times New Roman'" style:font-family-generic="roman" style:font-pitch="variable"/>
    <style:font-face style:name="Times New Roman1" svg:font-family="'Times New Roman'" style:font-family-generic="script" style:font-pitch="variable"/>
    <style:font-face style:name="Times New Roman2" svg:font-family="'Times New Roman'" style:font-family-generic="swiss" style:font-pitch="variable"/>
    <style:font-face style:name="Times New Roman3" svg:font-family="'Times New Roman'" style:font-adornments="Regular" style:font-family-generic="roman" style:font-pitch="variable"/>
  </office:font-face-decls>
  <office:automatic-styles>
    <style:style style:name="Tableau2" style:family="table">
      <style:table-properties style:width="19.059cm" fo:margin-left="-0.044cm" fo:margin-right="-0.014cm" table:align="margins"/>
    </style:style>
    <style:style style:name="Tableau2.A" style:family="table-column">
      <style:table-column-properties style:column-width="0.751cm" style:rel-column-width="2583*"/>
    </style:style>
    <style:style style:name="Tableau2.B" style:family="table-column">
      <style:table-column-properties style:column-width="3.683cm" style:rel-column-width="12664*"/>
    </style:style>
    <style:style style:name="Tableau2.C" style:family="table-column">
      <style:table-column-properties style:column-width="3.709cm" style:rel-column-width="12755*"/>
    </style:style>
    <style:style style:name="Tableau2.E" style:family="table-column">
      <style:table-column-properties style:column-width="7.232cm" style:rel-column-width="24869*"/>
    </style:style>
    <style:style style:name="Tableau2.1" style:family="table-row">
      <style:table-row-properties style:min-row-height="0.801cm"/>
    </style:style>
    <style:style style:name="Tableau2.A1" style:family="table-cell">
      <style:table-cell-properties style:vertical-align="middle" fo:padding-left="0cm" fo:padding-right="0.101cm" fo:padding-top="0.101cm" fo:padding-bottom="0.101cm" fo:border="none"/>
    </style:style>
    <style:style style:name="Tableau2.B1" style:family="table-cell">
      <style:table-cell-properties style:vertical-align="middle" fo:background-color="#add9e0" fo:padding-left="0.101cm" fo:padding-right="0.101cm" fo:padding-top="0.049cm" fo:padding-bottom="0.049cm" fo:border-left="0.5pt solid #000000" fo:border-right="none" fo:border-top="0.5pt solid #000000" fo:border-bottom="0.5pt solid #000000">
        <style:background-image/>
      </style:table-cell-properties>
    </style:style>
    <style:style style:name="Tableau2.E1" style:family="table-cell">
      <style:table-cell-properties style:vertical-align="middle" fo:background-color="#add9e0" fo:padding-left="0.101cm" fo:padding-right="0.101cm" fo:padding-top="0.049cm" fo:padding-bottom="0.049cm" fo:border="0.5pt solid #000000">
        <style:background-image/>
      </style:table-cell-properties>
    </style:style>
    <style:style style:name="Tableau2.2" style:family="table-row">
      <style:table-row-properties style:min-row-height="3.05cm"/>
    </style:style>
    <style:style style:name="Tableau2.B2" style:family="table-cell">
      <style:table-cell-properties style:vertical-align="middle" fo:padding="0.101cm" fo:border-left="0.5pt solid #000000" fo:border-right="none" fo:border-top="none" fo:border-bottom="0.5pt solid #000000"/>
    </style:style>
    <style:style style:name="Tableau2.C2" style:family="table-cell">
      <style:table-cell-properties style:vertical-align="middle" fo:padding="0.101cm" fo:border-left="0.5pt solid #000000" fo:border-right="none" fo:border-top="none" fo:border-bottom="0.5pt solid #000000"/>
    </style:style>
    <style:style style:name="Tableau2.D2" style:family="table-cell">
      <style:table-cell-properties style:vertical-align="middle" fo:padding="0.101cm" fo:border-left="0.5pt solid #000000" fo:border-right="none" fo:border-top="none" fo:border-bottom="0.5pt solid #000000"/>
    </style:style>
    <style:style style:name="Tableau2.E2" style:family="table-cell">
      <style:table-cell-properties style:vertical-align="middle" fo:padding="0.101cm" fo:border-left="0.5pt solid #000000" fo:border-right="0.5pt solid #000000" fo:border-top="none" fo:border-bottom="0.5pt solid #000000"/>
    </style:style>
    <style:style style:name="Tableau2.B3" style:family="table-cell">
      <style:table-cell-properties style:vertical-align="middle" fo:padding="0.101cm" fo:border-left="0.5pt solid #000000" fo:border-right="none" fo:border-top="none" fo:border-bottom="0.5pt solid #000000"/>
    </style:style>
    <style:style style:name="Tableau2.C3" style:family="table-cell">
      <style:table-cell-properties style:vertical-align="middle" fo:padding="0.101cm" fo:border-left="0.5pt solid #000000" fo:border-right="none" fo:border-top="none" fo:border-bottom="0.5pt solid #000000"/>
    </style:style>
    <style:style style:name="Tableau2.D3" style:family="table-cell">
      <style:table-cell-properties style:vertical-align="middle" fo:padding="0.101cm" fo:border-left="0.5pt solid #000000" fo:border-right="none" fo:border-top="none" fo:border-bottom="0.5pt solid #000000"/>
    </style:style>
    <style:style style:name="Tableau2.E3" style:family="table-cell">
      <style:table-cell-properties style:vertical-align="middle" fo:padding="0.101cm" fo:border-left="0.5pt solid #000000" fo:border-right="0.5pt solid #000000" fo:border-top="none" fo:border-bottom="0.5pt solid #000000"/>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 style:family="paragraph" style:parent-style-name="Standard">
      <style:paragraph-properties fo:text-align="center" style:justify-single-word="false"/>
      <style:text-properties officeooo:paragraph-rsid="00dbb7b1"/>
    </style:style>
    <style:style style:name="P4" style:family="paragraph" style:parent-style-name="_5f_Header_20_G_20_page_20_paire_20__28_G_29_">
      <style:text-properties officeooo:rsid="00d488f8" officeooo:paragraph-rsid="00d488f8"/>
    </style:style>
    <style:style style:name="P5" style:family="paragraph" style:parent-style-name="Footer">
      <style:text-properties officeooo:rsid="00178920" officeooo:paragraph-rsid="00178920"/>
    </style:style>
    <style:style style:name="P6" style:family="paragraph" style:parent-style-name="Standard">
      <style:paragraph-properties fo:margin-top="0.199cm" fo:margin-bottom="0cm" style:contextual-spacing="false"/>
      <style:text-properties officeooo:rsid="00178920" officeooo:paragraph-rsid="00178920"/>
    </style:style>
    <style:style style:name="P7"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8" style:family="paragraph" style:parent-style-name="Folio">
      <style:paragraph-properties fo:text-align="center" style:justify-single-word="false"/>
      <style:text-properties fo:font-size="8pt" officeooo:paragraph-rsid="001ce334" style:font-size-asian="8pt" style:font-size-complex="8pt"/>
    </style:style>
    <style:style style:name="P9" style:family="paragraph" style:parent-style-name="Footer">
      <style:text-properties fo:text-transform="uppercase" fo:color="#808080" loext:opacity="100%" style:font-name="Bitstream Vera Sans6" fo:font-size="9pt" officeooo:rsid="00d977aa" officeooo:paragraph-rsid="00d977aa" fo:background-color="transparent"/>
    </style:style>
    <style:style style:name="P10"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11"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2"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3"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4"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5" style:family="paragraph" style:parent-style-name="Footer">
      <style:text-properties officeooo:paragraph-rsid="00c384cf"/>
    </style:style>
    <style:style style:name="P16" style:family="paragraph" style:parent-style-name="_5f_Header_20_G_20_page_20_paire_20__28_G_29_">
      <style:paragraph-properties fo:text-align="start" style:justify-single-word="false"/>
    </style:style>
    <style:style style:name="P17" style:family="paragraph" style:parent-style-name="Footer">
      <style:text-properties officeooo:paragraph-rsid="030c4d7d"/>
    </style:style>
    <style:style style:name="P18" style:family="paragraph" style:parent-style-name="_5f_Header_20_D_20_page_20_paire_20__28_G_29_">
      <style:text-properties officeooo:paragraph-rsid="0053b3bd"/>
    </style:style>
    <style:style style:name="P19" style:family="paragraph" style:parent-style-name="_5f_Header_20_D_20_page_20_impaire_20__28_D_29_">
      <style:text-properties officeooo:paragraph-rsid="004f1216"/>
    </style:style>
    <style:style style:name="P20" style:family="paragraph" style:parent-style-name="_5f_Header_20_D_20_page_20_paire_20__28_G_29_">
      <style:text-properties officeooo:rsid="005097e4" officeooo:paragraph-rsid="005097e4"/>
    </style:style>
    <style:style style:name="P21" style:family="paragraph" style:parent-style-name="_5f_Header_20_M_20_page_20_impaire_20__28_D_29_">
      <style:text-properties officeooo:paragraph-rsid="02af0d27"/>
    </style:style>
    <style:style style:name="P22" style:family="paragraph" style:parent-style-name="_5f_Header_20_M_20_page_20_paire_20__28_G_29_">
      <style:text-properties officeooo:paragraph-rsid="02af0d27"/>
    </style:style>
    <style:style style:name="P23" style:family="paragraph" style:parent-style-name="_5f_Header_20_M_20_page_20_impaire_20__28_D_29_">
      <style:text-properties officeooo:paragraph-rsid="02ae83b8"/>
    </style:style>
    <style:style style:name="P24" style:family="paragraph" style:parent-style-name="Footer">
      <style:text-properties officeooo:paragraph-rsid="02ae83b8"/>
    </style:style>
    <style:style style:name="P25" style:family="paragraph" style:parent-style-name="Footer">
      <style:text-properties officeooo:paragraph-rsid="008d016c"/>
    </style:style>
    <style:style style:name="P26" style:family="paragraph" style:parent-style-name="_5f_Tableau_5f_Centré_5f_Gras">
      <style:text-properties officeooo:paragraph-rsid="00df32ef"/>
    </style:style>
    <style:style style:name="P27" style:family="paragraph" style:parent-style-name="Standard" style:list-style-name="_5f_Numérotation_20_des_20_exercices">
      <style:paragraph-properties fo:text-align="start" style:justify-single-word="false"/>
      <style:text-properties officeooo:paragraph-rsid="00d629d9"/>
    </style:style>
    <style:style style:name="P28" style:family="paragraph" style:parent-style-name="Standard" style:list-style-name="_5f_Numérotation_20_des_20_exercices">
      <style:text-properties officeooo:paragraph-rsid="00d629d9"/>
    </style:style>
    <style:style style:name="P29" style:family="paragraph" style:parent-style-name="_5f_Footer_20_page_20_impaire_20__28_D_29_"/>
    <style:style style:name="P30" style:family="paragraph" style:parent-style-name="_5f_Footer_20_page_20_impaire_20__28_D_29_">
      <style:text-properties officeooo:rsid="00d45efc" officeooo:paragraph-rsid="00d45efc"/>
    </style:style>
    <style:style style:name="P31" style:family="paragraph" style:parent-style-name="_5f_Footer_20_page_20_paire_20__28_G_29_">
      <style:text-properties officeooo:rsid="00f0da56" officeooo:paragraph-rsid="00f0da56"/>
    </style:style>
    <style:style style:name="P32" style:family="paragraph" style:parent-style-name="_5f_Footer_20_page_20_paire_20__28_G_29_"/>
    <style:style style:name="P33" style:family="paragraph" style:parent-style-name="_5f_Paragraphe_5f_Réponse_5f_Elève" style:list-style-name=""/>
    <style:style style:name="P34" style:family="paragraph" style:parent-style-name="_5f_Paragraphe_5f_Réponse_5f_Elève" style:list-style-name="">
      <style:paragraph-properties>
        <style:tab-stops>
          <style:tab-stop style:position="6.001cm" style:type="right" style:leader-style="dotted" style:leader-text="."/>
          <style:tab-stop style:position="8.999cm" style:type="right" style:leader-style="dotted" style:leader-text="."/>
          <style:tab-stop style:position="21.001cm" style:type="right" style:leader-style="dotted" style:leader-text="."/>
        </style:tab-stops>
      </style:paragraph-properties>
      <style:text-properties officeooo:paragraph-rsid="00cfa606"/>
    </style:style>
    <style:style style:name="P35" style:family="paragraph" style:parent-style-name="_5f_Paragraphe_5f_avec_5f_Num_5f_Question" style:list-style-name="_5f_Numérotation_20_des_20_exercices"/>
    <style:style style:name="P36" style:family="paragraph" style:parent-style-name="_5f_Paragraphe_5f_avec_5f_Num_5f_Question" style:list-style-name="">
      <style:paragraph-properties fo:text-align="center" style:justify-single-word="false"/>
    </style:style>
    <style:style style:name="P37" style:family="paragraph" style:parent-style-name="_5f_Premier_5f_Titre_5f_Exercices_5f_avec_5f_Num_5f_Exo_5f_sans_5f_Titre" style:list-style-name="_5f_Numérotation_20_des_20_exercices" style:master-page-name="SERIE_5f_GEOMETRIE_5f_1COL">
      <style:paragraph-properties style:page-number="auto" fo:break-before="page"/>
    </style:style>
    <style:style style:name="P38" style:family="paragraph" style:parent-style-name="_5f_Premier_5f_Titre_5f_Exercices_5f_avec_5f_Num_5f_Exo_5f_sans_5f_Titre" style:list-style-name="_5f_Numérotation_20_des_20_exercices">
      <style:text-properties officeooo:paragraph-rsid="00dc0408"/>
    </style:style>
    <style:style style:name="P39" style:family="paragraph" style:parent-style-name="_5f_Tableau_5f_Pointillés_5f_Grisés" style:list-style-name="">
      <style:paragraph-properties fo:text-align="start" style:justify-single-word="false"/>
    </style:style>
    <style:style style:name="P40" style:family="paragraph" style:parent-style-name="_5f_Tableau_5f_Pointillés_5f_Grisés" style:list-style-name="">
      <style:paragraph-properties fo:text-align="start" style:justify-single-word="false"/>
      <style:text-properties officeooo:paragraph-rsid="00b461d7"/>
    </style:style>
    <style:style style:name="P41" style:family="paragraph" style:parent-style-name="_5f_Titre_5f_Exercices_5f_sans_5f_Titre" style:list-style-name=""/>
    <style:style style:name="P42" style:family="paragraph">
      <loext:graphic-properties draw:fill="solid" draw:fill-color="#7fb241"/>
    </style:style>
    <style:style style:name="P43" style:family="paragraph">
      <style:paragraph-properties fo:text-align="center"/>
    </style:style>
    <style:style style:name="P44"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P45"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indent="0cm"/>
    </style:style>
    <style:style style:name="P4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48"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49"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0"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51"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52"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53"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9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54"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55"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8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56"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8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57"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58"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font-name-asian="Gothic" style:font-size-asian="24pt" style:font-style-asian="normal" style:font-weight-asian="normal" style:font-name-complex="Tahoma3" style:font-size-complex="24pt" style:font-style-complex="normal" style:font-weight-complex="normal" style:text-emphasize="none" style:font-relief="none"/>
    </style:style>
    <style:style style:name="P59"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9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0"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61"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2"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3" style:family="paragraph">
      <loext:graphic-properties draw:fill="none" draw:fill-color="#00b8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64" style:family="paragraph">
      <loext:graphic-properties draw:fill="solid" draw:fill-color="#d7e12c"/>
    </style:style>
    <style:style style:name="P65" style:family="paragraph">
      <loext:graphic-properties draw:fill="solid" draw:fill-color="#1ca2b8"/>
    </style:style>
    <style:style style:name="P66" style:family="paragraph">
      <loext:graphic-properties draw:fill="solid" draw:fill-color="#9d0f89"/>
    </style:style>
    <style:style style:name="P67"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9"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7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2"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1ca2b8" loext:opacity="100%" style:font-name="Bitstream Vera Sans3" fo:font-size="16pt" fo:font-style="normal" fo:text-shadow="none" fo:font-weight="bold" officeooo:rsid="00d977aa"/>
    </style:style>
    <style:style style:name="T4"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6"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7" style:family="text">
      <style:text-properties fo:font-variant="small-caps" fo:color="#7fb241" loext:opacity="100%" style:font-name="Bitstream Vera Sans6" fo:font-size="16pt" fo:font-weight="bold" officeooo:rsid="02768590"/>
    </style:style>
    <style:style style:name="T8" style:family="text">
      <style:text-properties fo:font-variant="small-caps" fo:color="#7fb241" loext:opacity="100%" style:font-name="Bitstream Vera Sans6" fo:font-size="16pt" fo:font-weight="bold" officeooo:rsid="0021cde5"/>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d8520c"/>
    </style:style>
    <style:style style:name="T25" style:family="text">
      <style:text-properties officeooo:rsid="00545a20"/>
    </style:style>
    <style:style style:name="T26" style:family="text">
      <style:text-properties officeooo:rsid="00360aef"/>
    </style:style>
    <style:style style:name="T27" style:family="text">
      <style:text-properties officeooo:rsid="015f088a"/>
    </style:style>
    <style:style style:name="T28" style:family="text">
      <style:text-properties officeooo:rsid="0021cde5"/>
    </style:style>
    <style:style style:name="T29" style:family="text">
      <style:text-properties officeooo:rsid="01f8729d"/>
    </style:style>
    <style:style style:name="T30" style:family="text">
      <style:text-properties fo:font-size="10pt" style:font-size-asian="10pt" style:font-size-complex="10pt"/>
    </style:style>
    <style:style style:name="T31" style:family="text">
      <style:text-properties fo:font-size="10pt" fo:font-weight="bold" style:font-size-asian="10pt" style:font-weight-asian="bold" style:font-size-complex="10pt" style:font-weight-complex="bold"/>
    </style:style>
    <style:style style:name="T32" style:family="text">
      <style:text-properties fo:font-size="10pt" fo:font-weight="bold" officeooo:rsid="00539914" style:font-size-asian="10pt" style:font-weight-asian="bold" style:font-size-complex="10pt" style:font-weight-complex="bold"/>
    </style:style>
    <style:style style:name="T33" style:family="text">
      <style:text-properties style:use-window-font-color="true" loext:opacity="0%" style:font-name="Bitstream Vera Sans6" fo:font-size="10pt" fo:font-style="normal"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34" style:family="text">
      <style:text-properties officeooo:rsid="00b4247e"/>
    </style:style>
    <style:style style:name="T35" style:family="text">
      <style:text-properties officeooo:rsid="00df32ef"/>
    </style:style>
    <style:style style:name="T36" style:family="text"/>
    <style:style style:name="T37" style:family="text">
      <style:text-properties fo:color="#ffffff" loext:opacity="100%" style:font-name="Bitstream Vera Sans1" fo:font-size="16pt" fo:font-weight="bold" style:font-size-asian="16pt" style:font-weight-asian="bold" style:font-size-complex="16pt" style:font-weight-complex="bold"/>
    </style:style>
    <style:style style:name="T38" style:family="text">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39"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40" style:family="text">
      <style:text-properties style:use-window-font-color="true" loext:opacity="0%" style:text-outline="false" style:text-line-through-style="none" style:text-line-through-type="none" style:font-name="Bitstream Vera Sans1" fo:font-size="8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41" style:family="text">
      <style:text-properties style:use-window-font-color="true" loext:opacity="0%" style:text-outline="false" style:text-line-through-style="none" style:text-line-through-type="none" style:font-name="Bitstream Vera Sans1" fo:font-size="8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42"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43"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44" style:family="text">
      <style:text-properties style:use-window-font-color="true" loext:opacity="0%" style:text-outline="false" style:text-line-through-style="none" style:text-line-through-type="none" style:font-name="Edwardian Script ITC" fo:font-size="9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45"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46" style:family="text">
      <style:text-properties fo:color="#000000" loext:opacity="10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fr1" style:family="graphic" style:parent-style-name="Frame">
      <style:graphic-properties fo:margin-left="0cm" fo:margin-right="0cm" fo:margin-top="0.101cm" fo:margin-bottom="0.101cm" style:vertical-pos="from-top" style:vertical-rel="paragraph" style:horizontal-pos="from-left" style:horizontal-rel="paragraph" fo:padding-left="0.101cm" fo:padding-right="0.101cm" fo:padding-top="0.049cm" fo:padding-bottom="0.049cm" fo:border="0.99pt solid #1ca2b8" style:shadow="none" draw:shadow-opacity="100%" loext:rel-height-rel="paragraph"/>
    </style:style>
    <style:style style:name="fr2" style:family="graphic" style:parent-style-name="Frame">
      <style:graphic-properties fo:margin-left="0cm" fo:margin-right="0cm" fo:margin-top="0.101cm" fo:margin-bottom="0.101cm" style:vertical-pos="from-top" style:vertical-rel="paragraph" style:horizontal-pos="from-left" style:horizontal-rel="paragraph" fo:padding-left="0.101cm" fo:padding-right="0.101cm" fo:padding-top="0.049cm" fo:padding-bottom="0.049cm" fo:border="0.99pt solid #1ca2b8" style:shadow="none" draw:shadow-opacity="100%"/>
    </style:style>
    <style:style style:name="fr3" style:family="graphic" style:parent-style-name="Frame">
      <style:graphic-properties fo:margin-left="0cm" fo:margin-right="0cm" fo:margin-top="0.101cm" fo:margin-bottom="0.101cm" style:vertical-pos="middle" style:vertical-rel="baseline" style:horizontal-pos="from-left" style:horizontal-rel="paragraph" fo:padding-left="0.101cm" fo:padding-right="0.101cm" fo:padding-top="0.049cm" fo:padding-bottom="0.049cm" fo:border="0.99pt solid #1ca2b8" style:shadow="none" draw:shadow-opacity="100%"/>
    </style:style>
    <style:style style:name="fr4"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6"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7"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497cm">
          <style:column-sep style:width="0.035cm" style:color="#1ca2b8" style:height="100%" style:style="none"/>
          <style:column style:rel-width="21845*" fo:start-indent="0cm" fo:end-indent="0.248cm"/>
          <style:column style:rel-width="21845*" fo:start-indent="0.248cm" fo:end-indent="0.248cm"/>
          <style:column style:rel-width="21845*" fo:start-indent="0.248cm" fo:end-indent="0cm"/>
        </style:columns>
      </style:section-properties>
    </style:style>
    <style:style style:name="gr1"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style:run-through="foreground"/>
    </style:style>
    <style:style style:name="gr6" style:family="graphic">
      <style:graphic-properties draw:stroke="solid" draw:stroke-dash="Dashed_20__28_var_29__20_73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 style:family="graphic">
      <style:graphic-properties draw:stroke="solid" draw:stroke-dash="Dashed_20__28_var_29__20_73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254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9"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226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10"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205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11"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198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12"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2cm" fo:min-width="0.238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13"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22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14"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249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15"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242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16"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182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17"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279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18" style:family="graphic">
      <style:graphic-properties draw:stroke="solid" draw:stroke-dash="Dashed_20__28_var_29__20_73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 style:family="graphic">
      <style:graphic-properties draw:stroke="solid" draw:stroke-dash="Dashed_20__28_var_29__20_73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877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21" style:family="graphic">
      <style:graphic-properties draw:stroke="solid"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fo:wrap-option="wrap" draw:shadow="hidden" draw:shadow-offset-x="0.3cm" draw:shadow-offset-y="0.3cm" draw:shadow-color="#808080" style:run-through="foreground"/>
    </style:style>
    <style:style style:name="gr22"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style:run-through="foreground"/>
    </style:style>
    <style:style style:name="gr23" style:family="graphic">
      <style:graphic-properties style:run-through="foreground" style:wrap="run-through" style:number-wrapped-paragraphs="no-limit" style:vertical-pos="bottom" style:vertical-rel="baseline" style:horizontal-pos="from-left" style:horizontal-rel="paragraph" draw:wrap-influence-on-position="once-concurrent" loext:allow-overlap="true" style:flow-with-text="false"/>
    </style:style>
    <style:style style:name="gr24" style:family="graphic">
      <style:graphic-properties draw:stroke="solid" svg:stroke-width="0.019cm" svg:stroke-color="#000000" draw:marker-start-width="0.229cm" draw:marker-start-center="false" draw:marker-end-width="0.229cm" draw:marker-end-center="false" draw:fill="solid" draw:fill-color="#cccccc"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 style:family="graphic">
      <style:graphic-properties draw:stroke="solid" svg:stroke-width="0.019cm" svg:stroke-color="#000000" draw:marker-start-width="0.231cm" draw:marker-start-center="false" draw:marker-end-width="0.231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 style:family="graphic">
      <style:graphic-properties draw:stroke="solid" draw:stroke-dash="Dashed_20__28_var_29__20_738" svg:stroke-width="0.019cm" svg:stroke-color="#000000" draw:marker-start-width="0.332cm" draw:marker-start-center="false" draw:marker-end-width="0.33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 style:family="graphic">
      <style:graphic-properties draw:stroke="solid" draw:stroke-dash="Dashed_20__28_var_29__20_739" svg:stroke-width="0.019cm" svg:stroke-color="#000000" draw:marker-start-width="0.332cm" draw:marker-start-center="false" draw:marker-end-width="0.33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 style:family="graphic">
      <style:graphic-properties draw:stroke="none" svg:stroke-width="0.019cm" svg:stroke-color="#000000" draw:marker-start-width="0.332cm" draw:marker-start-center="false" draw:marker-end-width="0.332cm" draw:marker-end-center="false" draw:fill="none" draw:fill-color="#ffffff" draw:auto-grow-width="true" fo:min-height="0.372cm" fo:min-width="0.254cm" draw:shadow="hidden" draw:shadow-offset-x="0.3cm" draw:shadow-offset-y="0.3cm" draw:shadow-color="#808080" style:run-through="foreground"/>
      <style:paragraph-properties style:writing-mode="lr-tb"/>
    </style:style>
    <style:style style:name="gr29" style:family="graphic">
      <style:graphic-properties draw:stroke="none" svg:stroke-width="0.019cm" svg:stroke-color="#000000" draw:marker-start-width="0.332cm" draw:marker-start-center="false" draw:marker-end-width="0.332cm" draw:marker-end-center="false" draw:fill="none" draw:fill-color="#ffffff" draw:auto-grow-width="true" fo:min-height="0.372cm" fo:min-width="0.25cm" draw:shadow="hidden" draw:shadow-offset-x="0.3cm" draw:shadow-offset-y="0.3cm" draw:shadow-color="#808080" style:run-through="foreground"/>
      <style:paragraph-properties style:writing-mode="lr-tb"/>
    </style:style>
    <style:style style:name="gr30" style:family="graphic">
      <style:graphic-properties draw:stroke="none" svg:stroke-width="0.019cm" svg:stroke-color="#000000" draw:marker-start-width="0.332cm" draw:marker-start-center="false" draw:marker-end-width="0.332cm" draw:marker-end-center="false" draw:fill="none" draw:fill-color="#ffffff" draw:auto-grow-width="true" fo:min-height="0.372cm" fo:min-width="0.242cm" draw:shadow="hidden" draw:shadow-offset-x="0.3cm" draw:shadow-offset-y="0.3cm" draw:shadow-color="#808080" style:run-through="foreground"/>
      <style:paragraph-properties style:writing-mode="lr-tb"/>
    </style:style>
    <style:style style:name="gr31" style:family="graphic">
      <style:graphic-properties draw:stroke="none" svg:stroke-width="0.019cm" svg:stroke-color="#000000" draw:marker-start-width="0.332cm" draw:marker-start-center="false" draw:marker-end-width="0.332cm" draw:marker-end-center="false" draw:fill="none" draw:fill-color="#ffffff" draw:auto-grow-width="true" fo:min-height="0.372cm" fo:min-width="0.212cm" draw:shadow="hidden" draw:shadow-offset-x="0.3cm" draw:shadow-offset-y="0.3cm" draw:shadow-color="#808080" style:run-through="foreground"/>
      <style:paragraph-properties style:writing-mode="lr-tb"/>
    </style:style>
    <style:style style:name="gr32" style:family="graphic">
      <style:graphic-properties draw:stroke="none" svg:stroke-width="0.019cm" svg:stroke-color="#000000" draw:marker-start-width="0.332cm" draw:marker-start-center="false" draw:marker-end-width="0.332cm" draw:marker-end-center="false" draw:fill="none" draw:fill-color="#ffffff" draw:auto-grow-width="true" fo:min-height="0.372cm" fo:min-width="0.249cm" draw:shadow="hidden" draw:shadow-offset-x="0.3cm" draw:shadow-offset-y="0.3cm" draw:shadow-color="#808080" style:run-through="foreground"/>
      <style:paragraph-properties style:writing-mode="lr-tb"/>
    </style:style>
    <style:style style:name="gr33" style:family="graphic">
      <style:graphic-properties draw:stroke="none" svg:stroke-width="0.019cm" svg:stroke-color="#000000" draw:marker-start-width="0.332cm" draw:marker-start-center="false" draw:marker-end-width="0.332cm" draw:marker-end-center="false" draw:fill="none" draw:fill-color="#ffffff" draw:auto-grow-width="true" fo:min-height="0.372cm" fo:min-width="0.273cm" draw:shadow="hidden" draw:shadow-offset-x="0.3cm" draw:shadow-offset-y="0.3cm" draw:shadow-color="#808080" style:run-through="foreground"/>
      <style:paragraph-properties style:writing-mode="lr-tb"/>
    </style:style>
    <style:style style:name="gr34" style:family="graphic">
      <style:graphic-properties draw:stroke="none" svg:stroke-width="0.019cm" svg:stroke-color="#000000" draw:marker-start-width="0.332cm" draw:marker-start-center="false" draw:marker-end-width="0.332cm" draw:marker-end-center="false" draw:fill="none" draw:fill-color="#ffffff" draw:auto-grow-width="true" fo:min-height="0.372cm" fo:min-width="0.279cm" draw:shadow="hidden" draw:shadow-offset-x="0.3cm" draw:shadow-offset-y="0.3cm" draw:shadow-color="#808080" style:run-through="foreground"/>
      <style:paragraph-properties style:writing-mode="lr-tb"/>
    </style:style>
    <style:style style:name="gr35" style:family="graphic">
      <style:graphic-properties draw:stroke="solid" svg:stroke-width="0.019cm" svg:stroke-color="#000000" draw:marker-start-width="0.231cm" draw:marker-start-center="false" draw:marker-end="Arrow_20_concave" draw:marker-end-width="0.23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6" style:family="graphic">
      <style:graphic-properties draw:stroke="none" svg:stroke-width="0.019cm" svg:stroke-color="#000000" draw:marker-start-width="0.332cm" draw:marker-start-center="false" draw:marker-end-width="0.332cm" draw:marker-end-center="false" draw:fill="none" draw:fill-color="#ffffff" draw:auto-grow-width="true" fo:min-height="0.332cm" fo:min-width="0.704cm" draw:shadow="hidden" draw:shadow-offset-x="0.3cm" draw:shadow-offset-y="0.3cm" draw:shadow-color="#808080" style:run-through="foreground"/>
      <style:paragraph-properties style:writing-mode="lr-tb"/>
    </style:style>
    <style:style style:name="gr37"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332cm" fo:min-width="1.787cm" draw:shadow="hidden" draw:shadow-offset-x="0.3cm" draw:shadow-offset-y="0.3cm" draw:shadow-color="#808080" style:run-through="foreground"/>
      <style:paragraph-properties style:writing-mode="lr-tb"/>
    </style:style>
    <style:style style:name="gr38"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9" style:family="graphic">
      <style:graphic-properties draw:stroke="soli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0" style:family="graphic">
      <style:graphic-properties draw:stroke="solid" svg:stroke-width="0.019cm" svg:stroke-color="#000000" draw:marker-start-width="0.229cm" draw:marker-start-center="false"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1" style:family="graphic">
      <style:graphic-properties draw:stroke="none" svg:stroke-width="0cm" svg:stroke-color="#000000" draw:marker-start-width="0.3cm" draw:marker-start-center="false" draw:marker-end-width="0.3cm" draw:marker-end-center="false" draw:fill="none" draw:fill-color="#ffffff" draw:auto-grow-width="true" fo:min-height="0.415cm" fo:min-width="0.503cm" draw:shadow="hidden" draw:shadow-offset-x="0.3cm" draw:shadow-offset-y="0.3cm" draw:shadow-color="#808080" style:run-through="foreground"/>
      <style:paragraph-properties style:writing-mode="lr-tb"/>
    </style:style>
    <style:style style:name="gr42" style:family="graphic">
      <style:graphic-properties draw:stroke="none" svg:stroke-width="0cm" svg:stroke-color="#000000" draw:marker-start-width="0.3cm" draw:marker-start-center="false" draw:marker-end-width="0.3cm" draw:marker-end-center="false" draw:fill="none" draw:fill-color="#ffffff" fo:min-height="0.415cm" draw:shadow="hidden" draw:shadow-offset-x="0.3cm" draw:shadow-offset-y="0.3cm" draw:shadow-color="#808080" style:run-through="foreground"/>
      <style:paragraph-properties style:writing-mode="lr-tb"/>
    </style:style>
    <style:style style:name="gr43" style:family="graphic">
      <style:graphic-properties draw:stroke="none" svg:stroke-width="0.019cm" svg:stroke-color="#000000" draw:marker-start-width="0.3cm" draw:marker-start-center="false" draw:marker-end-width="0.3cm" draw:marker-end-center="false" draw:fill="none" draw:fill-color="#ffffff" draw:auto-grow-width="true" fo:min-height="0.476cm" fo:min-width="0.503cm" draw:shadow="hidden" draw:shadow-offset-x="0.3cm" draw:shadow-offset-y="0.3cm" draw:shadow-color="#808080" style:run-through="foreground"/>
      <style:paragraph-properties style:writing-mode="lr-tb"/>
    </style:style>
    <style:style style:name="gr44" style:family="graphic">
      <style:graphic-properties draw:stroke="none" svg:stroke-width="0.019cm" svg:stroke-color="#000000" draw:marker-start-width="0.3cm" draw:marker-start-center="false" draw:marker-end-width="0.3cm" draw:marker-end-center="false" draw:fill="none" draw:fill-color="#ffffff" fo:min-height="0.476cm" draw:shadow="hidden" draw:shadow-offset-x="0.3cm" draw:shadow-offset-y="0.3cm" draw:shadow-color="#808080" style:run-through="foreground"/>
      <style:paragraph-properties style:writing-mode="lr-tb"/>
    </style:style>
    <style:style style:name="gr45" style:family="graphic">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6" style:family="graphic">
      <style:graphic-properties draw:stroke="solid" draw:stroke-dash="Dashed_20__28_var_29__20_698" svg:stroke-width="0.019cm" svg:stroke-color="#000000" draw:marker-start-width="0.3cm" draw:marker-start-center="false" draw:marker-end-width="0.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9cm" fo:padding-bottom="0.009cm" fo:padding-left="0.009cm" fo:padding-right="0.009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 style:family="graphic">
      <style:graphic-properties draw:stroke="solid" draw:stroke-dash="Dashed_20__28_var_29__20_700" svg:stroke-width="0.019cm" svg:stroke-color="#000000" draw:marker-start-width="0.3cm" draw:marker-start-center="false" draw:marker-end-width="0.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9cm" fo:padding-bottom="0.009cm" fo:padding-left="0.009cm" fo:padding-right="0.009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 style:family="graphic">
      <style:graphic-properties draw:stroke="none" svg:stroke-width="0cm" svg:stroke-color="#000000" draw:marker-start-width="0.3cm" draw:marker-start-center="false" draw:marker-end-width="0.3cm" draw:marker-end-center="false" draw:fill="none" draw:fill-color="#ffffff" draw:auto-grow-width="true" fo:min-height="0.413cm" fo:min-width="0.309cm" draw:shadow="hidden" draw:shadow-offset-x="0.3cm" draw:shadow-offset-y="0.3cm" draw:shadow-color="#808080" style:run-through="foreground"/>
      <style:paragraph-properties style:writing-mode="lr-tb"/>
    </style:style>
    <style:style style:name="gr49" style:family="graphic">
      <style:graphic-properties draw:stroke="none" svg:stroke-width="0cm" svg:stroke-color="#000000" draw:marker-start-width="0.3cm" draw:marker-start-center="false" draw:marker-end-width="0.3cm" draw:marker-end-center="false" draw:fill="none" draw:fill-color="#ffffff" draw:auto-grow-width="true" fo:min-height="0.476cm" fo:min-width="0.503cm" draw:shadow="hidden" draw:shadow-offset-x="0.3cm" draw:shadow-offset-y="0.3cm" draw:shadow-color="#808080" style:run-through="foreground"/>
      <style:paragraph-properties style:writing-mode="lr-tb"/>
    </style:style>
    <style:style style:name="gr50" style:family="graphic">
      <style:graphic-properties draw:stroke="none" svg:stroke-width="0cm" svg:stroke-color="#000000" draw:marker-start-width="0.3cm" draw:marker-start-center="false" draw:marker-end-width="0.3cm" draw:marker-end-center="false" draw:fill="none" draw:fill-color="#ffffff" draw:auto-grow-width="true" fo:min-height="0.413cm" fo:min-width="0.6cm" draw:shadow="hidden" draw:shadow-offset-x="0.3cm" draw:shadow-offset-y="0.3cm" draw:shadow-color="#808080" style:run-through="foreground"/>
      <style:paragraph-properties style:writing-mode="lr-tb"/>
    </style:style>
    <style:style style:name="gr51"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474cm" fo:min-width="0.623cm" fo:padding-top="0cm" fo:padding-bottom="0cm" fo:padding-left="0cm" fo:padding-right="0cm" draw:shadow="hidden" draw:shadow-offset-x="0.3cm" draw:shadow-offset-y="0.3cm" draw:shadow-color="#808080" style:run-through="foreground"/>
      <style:paragraph-properties style:writing-mode="lr-tb"/>
    </style:style>
    <style:style style:name="gr52"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474cm" fo:min-width="0.7cm" fo:padding-top="0cm" fo:padding-bottom="0cm" fo:padding-left="0cm" fo:padding-right="0cm" draw:shadow="hidden" draw:shadow-offset-x="0.3cm" draw:shadow-offset-y="0.3cm" draw:shadow-color="#808080" style:run-through="foreground"/>
      <style:paragraph-properties style:writing-mode="lr-tb"/>
    </style:style>
    <style:style style:name="gr53" style:family="graphic">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4" style:family="graphic">
      <style:graphic-properties draw:stroke="solid" draw:stroke-dash="Dashed_20__28_var_29__20_5673"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 style:family="graphic">
      <style:graphic-properties draw:stroke="solid" draw:stroke-dash="Dashed_20__28_var_29__20_5674"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6" style:family="graphic">
      <style:graphic-properties draw:stroke="solid" draw:stroke-dash="Dashed_20__28_var_29__20_5675"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7" style:family="graphic">
      <style:graphic-properties draw:stroke="solid" draw:stroke-dash="Dashed_20__28_var_29__20_5676"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8" style:family="graphic">
      <style:graphic-properties draw:stroke="solid" draw:stroke-dash="Dashed_20__28_var_29__20_5677"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9" style:family="graphic">
      <style:graphic-properties draw:stroke="solid" draw:stroke-dash="Dashed_20__28_var_29__20_5678"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374cm" fo:min-width="0.24cm" fo:padding-top="0cm" fo:padding-bottom="0cm" fo:padding-left="0cm" fo:padding-right="0cm" draw:shadow="hidden" draw:shadow-offset-x="0.3cm" draw:shadow-offset-y="0.3cm" draw:shadow-color="#808080" style:run-through="foreground"/>
      <style:paragraph-properties style:writing-mode="lr-tb"/>
    </style:style>
    <style:style style:name="gr61"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376cm" fo:min-width="0.22cm" fo:padding-top="0cm" fo:padding-bottom="0cm" fo:padding-left="0cm" fo:padding-right="0cm" draw:shadow="hidden" draw:shadow-offset-x="0.3cm" draw:shadow-offset-y="0.3cm" draw:shadow-color="#808080" style:run-through="foreground"/>
      <style:paragraph-properties style:writing-mode="lr-tb"/>
    </style:style>
    <style:style style:name="gr62"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374cm" fo:min-width="0.309cm" fo:padding-top="0cm" fo:padding-bottom="0cm" fo:padding-left="0cm" fo:padding-right="0cm" draw:shadow="hidden" draw:shadow-offset-x="0.3cm" draw:shadow-offset-y="0.3cm" draw:shadow-color="#808080" style:run-through="foreground"/>
      <style:paragraph-properties style:writing-mode="lr-tb"/>
    </style:style>
    <style:style style:name="gr63" style:family="graphic">
      <style:graphic-properties draw:stroke="solid" draw:stroke-dash="Dashed_20__28_var_29__20_594"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 style:family="graphic">
      <style:graphic-properties draw:stroke="solid" draw:stroke-dash="Dashed_20__28_var_29__20_595"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 style:family="graphic">
      <style:graphic-properties draw:stroke="solid" draw:stroke-dash="Dashed_20__28_var_29__20_596"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 style:family="graphic">
      <style:graphic-properties draw:stroke="solid" draw:stroke-dash="Dashed_20__28_var_29__20_597"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 style:family="graphic">
      <style:graphic-properties draw:stroke="solid" draw:stroke-dash="Dashed_20__28_var_29__20_598"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 style:family="graphic">
      <style:graphic-properties draw:stroke="solid" draw:stroke-dash="Dashed_20__28_var_29__20_599"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374cm" fo:min-width="0.279cm" fo:padding-top="0cm" fo:padding-bottom="0cm" fo:padding-left="0cm" fo:padding-right="0cm" draw:shadow="hidden" draw:shadow-offset-x="0.3cm" draw:shadow-offset-y="0.3cm" draw:shadow-color="#808080" style:run-through="foreground"/>
      <style:paragraph-properties style:writing-mode="lr-tb"/>
    </style:style>
    <style:style style:name="gr70"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376cm" fo:min-width="0.213cm" fo:padding-top="0cm" fo:padding-bottom="0cm" fo:padding-left="0cm" fo:padding-right="0cm" draw:shadow="hidden" draw:shadow-offset-x="0.3cm" draw:shadow-offset-y="0.3cm" draw:shadow-color="#808080" style:run-through="foreground"/>
      <style:paragraph-properties style:writing-mode="lr-tb"/>
    </style:style>
    <style:style style:name="gr71"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374cm" fo:min-width="0.293cm" fo:padding-top="0cm" fo:padding-bottom="0cm" fo:padding-left="0cm" fo:padding-right="0cm" draw:shadow="hidden" draw:shadow-offset-x="0.3cm" draw:shadow-offset-y="0.3cm" draw:shadow-color="#808080" style:run-through="foreground"/>
      <style:paragraph-properties style:writing-mode="lr-tb"/>
    </style:style>
    <style:style style:name="gr72" style:family="graphic">
      <style:graphic-properties draw:stroke="solid" draw:stroke-dash="Dashed_20__28_var_29__20_582"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 style:family="graphic">
      <style:graphic-properties draw:stroke="solid" draw:stroke-dash="Dashed_20__28_var_29__20_583"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 style:family="graphic">
      <style:graphic-properties draw:stroke="solid" draw:stroke-dash="Dashed_20__28_var_29__20_584"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 style:family="graphic">
      <style:graphic-properties draw:stroke="solid" draw:stroke-dash="Dashed_20__28_var_29__20_585"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 style:family="graphic">
      <style:graphic-properties draw:stroke="solid" draw:stroke-dash="Dashed_20__28_var_29__20_586"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 style:family="graphic">
      <style:graphic-properties draw:stroke="solid" draw:stroke-dash="Dashed_20__28_var_29__20_587"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false" fo:min-height="0.376cm" fo:min-width="0.146cm" fo:padding-top="0cm" fo:padding-bottom="0cm" fo:padding-left="0cm" fo:padding-right="0cm" draw:shadow="hidden" draw:shadow-offset-x="0.3cm" draw:shadow-offset-y="0.3cm" draw:shadow-color="#808080" style:run-through="foreground"/>
      <style:paragraph-properties style:writing-mode="lr-tb"/>
    </style:style>
    <style:style style:name="gr79"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376cm" fo:min-width="0.254cm" fo:padding-top="0cm" fo:padding-bottom="0cm" fo:padding-left="0cm" fo:padding-right="0cm" draw:shadow="hidden" draw:shadow-offset-x="0.3cm" draw:shadow-offset-y="0.3cm" draw:shadow-color="#808080" style:run-through="foreground"/>
      <style:paragraph-properties style:writing-mode="lr-tb"/>
    </style:style>
    <style:style style:name="gr80"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374cm" fo:min-width="0.342cm" fo:padding-top="0cm" fo:padding-bottom="0cm" fo:padding-left="0cm" fo:padding-right="0cm" draw:shadow="hidden" draw:shadow-offset-x="0.3cm" draw:shadow-offset-y="0.3cm" draw:shadow-color="#808080" style:run-through="foreground"/>
      <style:paragraph-properties style:writing-mode="lr-tb"/>
    </style:style>
    <style:style style:name="gr81" style:family="graphic">
      <style:graphic-properties style:run-through="foreground" style:wrap="dynamic"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82" style:family="graphic">
      <style:graphic-properties draw:stroke="solid" svg:stroke-width="0.019cm" svg:stroke-color="#000000" draw:marker-start-width="0.231cm" draw:marker-start-center="false" draw:marker-end-width="0.332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3"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282cm" draw:shadow="hidden" draw:shadow-offset-x="0.3cm" draw:shadow-offset-y="0.3cm" draw:shadow-color="#808080" style:run-through="foreground"/>
      <style:paragraph-properties style:writing-mode="lr-tb"/>
    </style:style>
    <style:style style:name="gr84" style:family="graphic">
      <style:graphic-properties draw:stroke="solid" draw:stroke-dash="Dashed_20__28_var_29__20_457"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5" style:family="graphic">
      <style:graphic-properties draw:stroke="solid" draw:stroke-dash="Dashed_20__28_var_29__20_459"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6"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245cm" draw:shadow="hidden" draw:shadow-offset-x="0.3cm" draw:shadow-offset-y="0.3cm" draw:shadow-color="#808080" style:run-through="foreground"/>
      <style:paragraph-properties style:writing-mode="lr-tb"/>
    </style:style>
    <style:style style:name="gr87"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25cm" draw:shadow="hidden" draw:shadow-offset-x="0.3cm" draw:shadow-offset-y="0.3cm" draw:shadow-color="#808080" style:run-through="foreground"/>
      <style:paragraph-properties style:writing-mode="lr-tb"/>
    </style:style>
    <style:style style:name="gr88" style:family="graphic">
      <style:graphic-properties draw:stroke="none" svg:stroke-width="0.019cm" svg:stroke-color="#000000" draw:marker-start-width="0.229cm" draw:marker-start-center="false" draw:marker-end-width="0.229cm" draw:marker-end-center="false" draw:fill="none" draw:fill-color="#00b8ff" fo:min-height="0.459cm" draw:shadow="hidden" draw:shadow-offset-x="0.3cm" draw:shadow-offset-y="0.3cm" draw:shadow-color="#808080" style:run-through="foreground"/>
      <style:paragraph-properties style:writing-mode="lr-tb"/>
    </style:style>
    <style:style style:name="gr89"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342cm" draw:shadow="hidden" draw:shadow-offset-x="0.3cm" draw:shadow-offset-y="0.3cm" draw:shadow-color="#808080" style:run-through="foreground"/>
      <style:paragraph-properties style:writing-mode="lr-tb"/>
    </style:style>
    <style:style style:name="gr90"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346cm" draw:shadow="hidden" draw:shadow-offset-x="0.3cm" draw:shadow-offset-y="0.3cm" draw:shadow-color="#808080" style:run-through="foreground"/>
      <style:paragraph-properties style:writing-mode="lr-tb"/>
    </style:style>
    <style:style style:name="gr91"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372cm" draw:shadow="hidden" draw:shadow-offset-x="0.3cm" draw:shadow-offset-y="0.3cm" draw:shadow-color="#808080" style:run-through="foreground"/>
      <style:paragraph-properties style:writing-mode="lr-tb"/>
    </style:style>
    <style:style style:name="gr92"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79cm" draw:shadow="hidden" draw:shadow-offset-x="0.3cm" draw:shadow-offset-y="0.3cm" draw:shadow-color="#808080" style:run-through="foreground"/>
      <style:paragraph-properties style:writing-mode="lr-tb"/>
    </style:style>
    <style:style style:name="gr93"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584cm" draw:shadow="hidden" draw:shadow-offset-x="0.3cm" draw:shadow-offset-y="0.3cm" draw:shadow-color="#808080" style:run-through="foreground"/>
      <style:paragraph-properties style:writing-mode="lr-tb"/>
    </style:style>
    <style:style style:name="gr94"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6"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97"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8"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gr99"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gr10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103"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0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0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106"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10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108"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826033083" text:style-name="_5f_Numérotation_20_des_20_exercices">
        <text:list-item>
          <text:h text:style-name="P37" text:outline-level="1"><text:span text:style-name="_5f_Caractères">Dans chaque cas, on a tracé des figures symétriques par rapport à O puis on a codé ou placé des informations. Déduis-en </text:span><text:span text:style-name="_5f_Caractères"><text:span text:style-name="T34">d’autres</text:span></text:span><text:span text:style-name="_5f_Caractères"> informations sur la figure symétrique par rapport à O puis indique le numéro des phrases qui permettent de justifier tes réponses.</text:span></text:h>
        </text:list-item>
      </text:list>
      <text:p text:style-name="P33"><text:span text:style-name="_5f_Caractères"><draw:frame draw:style-name="fr3" draw:name="Cadre29" text:anchor-type="as-char" svg:width="9.299cm" draw:z-index="85"><draw:text-box fo:min-height="0.57cm"><text:p text:style-name="Text_20_body"><text:span text:style-name="Character_5f_20_5f_style"><text:span text:style-name="T31">P1) </text:span></text:span><text:span text:style-name="Character_5f_20_5f_style"><text:span text:style-name="T30">La symétrie </text:span></text:span><text:span text:style-name="T33">centrale</text:span><text:span text:style-name="Character_5f_20_5f_style"><text:span text:style-name="T30"> conserve les longueurs.</text:span></text:span></text:p></draw:text-box></draw:frame></text:span><draw:frame draw:style-name="fr2" draw:name="Cadre1" text:anchor-type="char" svg:x="9.375cm" svg:y="0.268cm" svg:width="9.276cm" draw:z-index="86"><draw:text-box fo:min-height="0.991cm"><text:p text:style-name="Standard"><text:span text:style-name="Character_5f_20_5f_style"><text:span text:style-name="T32">P</text:span></text:span><text:span text:style-name="Character_5f_20_5f_style"><text:span text:style-name="T31">2) </text:span></text:span><text:span text:style-name="Character_5f_20_5f_style"><text:span text:style-name="T30">Si deux cercles sont symétriques par rapport à un point, alors ils ont le même rayon.</text:span></text:span></text:p></draw:text-box></draw:frame></text:p>
      <text:p text:style-name="P33"><draw:frame draw:style-name="fr2" draw:name="Cadre3" text:anchor-type="char" svg:x="0cm" svg:y="0.148cm" svg:width="9.299cm" draw:z-index="87"><draw:text-box fo:min-height="0.991cm"><text:p text:style-name="Standard"><text:span text:style-name="Character_5f_20_5f_style"><text:span text:style-name="T32">P</text:span></text:span><text:span text:style-name="Character_5f_20_5f_style"><text:span text:style-name="T31">3) </text:span></text:span><text:span text:style-name="Character_5f_20_5f_style"><text:span text:style-name="T30">La symétrie centrale transforme une droite en une droite parallèle.</text:span></text:span></text:p></draw:text-box></draw:frame><draw:frame draw:style-name="fr1" draw:name="Cadre6" text:anchor-type="char" svg:x="9.38cm" svg:y="0.559cm" svg:width="9.259cm" svg:height="0.998cm" draw:z-index="88"><draw:text-box fo:min-height="4%"><text:p text:style-name="Standard"><text:span text:style-name="Character_5f_20_5f_style"><text:span text:style-name="T32">P</text:span></text:span><text:span text:style-name="Character_5f_20_5f_style"><text:span text:style-name="T31">4) </text:span></text:span><text:span text:style-name="Character_5f_20_5f_style"><text:span text:style-name="T30">La symétrie centrale conserve les mesures des angles.</text:span></text:span></text:p></draw:text-box></draw:frame><text:span text:style-name="_5f_Caractères"/></text:p>
      <text:p text:style-name="P33"><draw:frame draw:style-name="fr1" draw:name="Cadre5" text:anchor-type="char" svg:x="0cm" svg:y="0.437cm" svg:width="9.283cm" svg:height="1.499cm" draw:z-index="89"><draw:text-box fo:min-height="6%"><text:p text:style-name="Standard"><text:span text:style-name="Character_5f_20_5f_style"><text:span text:style-name="T32">P</text:span></text:span><text:span text:style-name="Character_5f_20_5f_style"><text:span text:style-name="T31">5) </text:span></text:span><text:span text:style-name="Character_5f_20_5f_style"><text:span text:style-name="T30">Si deux figures sont symétriques par rapport à un point, alors elles ont la même aire et le même périmètre.</text:span></text:span></text:p></draw:text-box></draw:frame></text:p>
      <text:p text:style-name="P33"><text:span text:style-name="_5f_Caractères"/></text:p>
      <text:p text:style-name="P33"/>
      <text:section text:style-name="Sect1" text:name="Section7">
        <text:list xml:id="list90132036336467" text:continue-numbering="true" text:style-name="_5f_Numérotation_20_des_20_exercices">
          <text:list-item>
            <text:list>
              <text:list-item>
                <text:p text:style-name="P35"><draw:g text:anchor-type="as-char" svg:y="0cm" draw:z-index="84" draw:name="Forme6_1" draw:style-name="gr81"><draw:line draw:style-name="gr82" draw:text-style-name="P54" svg:x1="1.012cm" svg:y1="0.379cm" svg:x2="0.275cm" svg:y2="1.88cm"><text:p/></draw:line><draw:line draw:style-name="gr82" draw:text-style-name="P54" svg:x1="0.275cm" svg:y1="1.884cm" svg:x2="2.483cm" svg:y2="2.385cm"><text:p/></draw:line><draw:line draw:style-name="gr82" draw:text-style-name="P54" svg:x1="1.012cm" svg:y1="0.379cm" svg:x2="2.48cm" svg:y2="1.13cm"><text:p/></draw:line><draw:line draw:style-name="gr82" draw:text-style-name="P54" svg:x1="2.484cm" svg:y1="1.134cm" svg:x2="2.484cm" svg:y2="2.385cm"><text:p/></draw:line><draw:line draw:style-name="gr82" draw:text-style-name="P54" svg:x1="3.588cm" svg:y1="1.134cm" svg:x2="3.588cm" svg:y2="2.385cm"><text:p/></draw:line><draw:line draw:style-name="gr82" draw:text-style-name="P54" svg:x1="3.588cm" svg:y1="2.385cm" svg:x2="5.056cm" svg:y2="3.138cm"><text:p/></draw:line><draw:line draw:style-name="gr82" draw:text-style-name="P54" svg:x1="5.055cm" svg:y1="3.138cm" svg:x2="5.794cm" svg:y2="1.633cm"><text:p/></draw:line><draw:line draw:style-name="gr40" draw:text-style-name="P54" svg:x1="3.588cm" svg:y1="1.134cm" svg:x2="5.795cm" svg:y2="1.633cm"><text:p/></draw:line><draw:frame draw:style-name="gr83" draw:text-style-name="P57" svg:width="0.283cm" svg:height="0.414cm" svg:x="2.882cm" svg:y="1.238cm"><draw:text-box><text:p text:style-name="P46"><text:span text:style-name="T42">O</text:span></text:p></draw:text-box></draw:frame><draw:g draw:style-name="gr5"><draw:line draw:style-name="gr84" draw:text-style-name="P52" svg:x1="2.896cm" svg:y1="1.617cm" svg:x2="3.171cm" svg:y2="1.892cm"><text:p/></draw:line><draw:line draw:style-name="gr85" draw:text-style-name="P52" svg:x1="2.896cm" svg:y1="1.892cm" svg:x2="3.171cm" svg:y2="1.617cm"><text:p/></draw:line></draw:g><draw:frame draw:style-name="gr86" draw:text-style-name="P57" svg:width="0.246cm" svg:height="0.414cm" svg:x="0cm" svg:y="1.79cm"><draw:text-box><text:p text:style-name="P46"><text:span text:style-name="T42">A</text:span></text:p></draw:text-box></draw:frame><draw:frame draw:style-name="gr86" draw:text-style-name="P57" svg:width="0.246cm" svg:height="0.414cm" svg:x="0.778cm" svg:y="0cm"><draw:text-box><text:p text:style-name="P46"><text:span text:style-name="T42">B</text:span></text:p></draw:text-box></draw:frame><draw:frame draw:style-name="gr87" draw:text-style-name="P57" svg:width="0.251cm" svg:height="0.414cm" svg:x="2.484cm" svg:y="2.385cm"><draw:text-box><text:p text:style-name="P46"><text:span text:style-name="T42">C</text:span></text:p></draw:text-box></draw:frame><draw:frame draw:style-name="gr88" draw:text-style-name="P63" svg:width="0.311cm" svg:height="0.459cm" svg:x="2.575cm" svg:y="0.781cm"><draw:text-box><text:p text:style-name="P46"><text:span text:style-name="T46">D</text:span></text:p></draw:text-box></draw:frame><draw:frame draw:style-name="gr89" draw:text-style-name="P57" svg:width="0.343cm" svg:height="0.414cm" svg:x="5.851cm" svg:y="1.39cm"><draw:text-box><text:p text:style-name="P46"><text:span text:style-name="T42">F</text:span></text:p></draw:text-box></draw:frame><draw:frame draw:style-name="gr89" draw:text-style-name="P57" svg:width="0.343cm" svg:height="0.414cm" svg:x="4.927cm" svg:y="3.157cm"><draw:text-box><text:p text:style-name="P46"><text:span text:style-name="T42">G</text:span></text:p></draw:text-box></draw:frame><draw:frame draw:style-name="gr90" draw:text-style-name="P57" svg:width="0.346cm" svg:height="0.414cm" svg:x="3.392cm" svg:y="0.732cm"><draw:text-box><text:p text:style-name="P46"><text:span text:style-name="T42">E</text:span></text:p></draw:text-box></draw:frame><draw:frame draw:style-name="gr91" draw:text-style-name="P57" svg:width="0.373cm" svg:height="0.414cm" svg:x="3.268cm" svg:y="2.385cm"><draw:text-box><text:p text:style-name="P46"><text:span text:style-name="T42">H</text:span></text:p></draw:text-box></draw:frame><draw:frame draw:style-name="gr92" draw:text-style-name="P53" svg:width="0.791cm" svg:height="0.375cm" draw:transform="rotate (-0.185353966561798) translate (0.85725cm 2.03905555555556cm)"><draw:text-box><text:p text:style-name="P46"><text:span text:style-name="T39">6 cm</text:span></text:p></draw:text-box></draw:frame><draw:ellipse draw:style-name="gr39" draw:text-style-name="P54" svg:width="1.168cm" svg:height="1.17cm" svg:x="0.318cm" svg:y="-0.293cm" draw:kind="arc" draw:start-angle="259.72" draw:end-angle="328.31"><text:p/></draw:ellipse><draw:frame draw:style-name="gr93" draw:text-style-name="P53" svg:width="0.585cm" svg:height="0.375cm" draw:transform="rotate (0.0211184839491314) translate (1.04422222222222cm 0.873125cm)"><draw:text-box><text:p text:style-name="P46"><text:span text:style-name="T39">87°</text:span></text:p></draw:text-box></draw:frame></draw:g></text:p>
              </text:list-item>
            </text:list>
          </text:list-item>
        </text:list>
        <text:p text:style-name="P34"><text:span text:style-name="_5f_Caractères">D'après la propriété n°</text:span><text:span text:style-name="_5f_pointillés_20_gris">....,</text:span><text:span text:style-name="_5f_Caractères"> on en déduit que </text:span><text:span text:style-name="_5f_pointillés_20_gris"><text:tab/><text:tab/></text:span></text:p>
        <text:p text:style-name="P33"><text:span text:style-name="_5f_Caractères">D'après la propriété n°</text:span><text:span text:style-name="_5f_pointillés_20_gris">....,</text:span><text:span text:style-name="_5f_Caractères"> on en déduit que </text:span><text:span text:style-name="_5f_pointillés_20_gris"><text:tab/><text:tab/><text:tab/><text:tab/></text:span></text:p>
        <text:list xml:id="list90131835290512" text:continue-numbering="true" text:style-name="_5f_Numérotation_20_des_20_exercices">
          <text:list-item>
            <text:list>
              <text:list-item>
                <text:p text:style-name="P27"/>
              </text:list-item>
            </text:list>
          </text:list-item>
        </text:list>
        <text:p text:style-name="P3"><text:span text:style-name="_5f_Caractères"><draw:g text:anchor-type="as-char" draw:z-index="103" draw:name="Objet de groupe 1" draw:style-name="gr4"><draw:g draw:style-name="gr5"><draw:line draw:style-name="gr6" draw:text-style-name="P45" svg:x1="2.028cm" svg:y1="1.6cm" svg:x2="2.142cm" svg:y2="1.711cm"><text:p/></draw:line><draw:line draw:style-name="gr7" draw:text-style-name="P45" svg:x1="2.028cm" svg:y1="1.711cm" svg:x2="2.142cm" svg:y2="1.6cm"><text:p/></draw:line></draw:g><draw:frame draw:style-name="gr8" draw:text-style-name="P47" svg:width="0.756cm" svg:height="0.625cm" svg:x="1.894cm" svg:y="1.224cm"><draw:text-box><text:p text:style-name="P46"><text:span text:style-name="T38">O</text:span></text:p></draw:text-box></draw:frame><draw:frame draw:style-name="gr9" draw:text-style-name="P47" svg:width="0.727cm" svg:height="0.625cm" svg:x="0.064cm" svg:y="2.734cm"><draw:text-box><text:p text:style-name="P46"><text:span text:style-name="T38">R</text:span></text:p></draw:text-box></draw:frame><draw:frame draw:style-name="gr10" draw:text-style-name="P47" svg:width="0.706cm" svg:height="0.625cm" svg:x="2.618cm" svg:y="1.91cm"><draw:text-box><text:p text:style-name="P46"><text:span text:style-name="T38">S</text:span></text:p></draw:text-box></draw:frame><draw:frame draw:style-name="gr11" draw:text-style-name="P47" svg:width="0.699cm" svg:height="0.625cm" svg:x="0cm" svg:y="0.975cm"><draw:text-box><text:p text:style-name="P46"><text:span text:style-name="T38">T</text:span></text:p></draw:text-box></draw:frame><draw:frame draw:style-name="gr12" draw:text-style-name="P47" svg:width="0.74cm" svg:height="0.623cm" svg:x="0.623cm" svg:y="0.347cm"><draw:text-box><text:p text:style-name="P46"><text:span text:style-name="T38">U</text:span></text:p></draw:text-box></draw:frame><draw:frame draw:style-name="gr13" draw:text-style-name="P47" svg:width="0.722cm" svg:height="0.625cm" svg:x="3cm" svg:y="0.739cm"><draw:text-box><text:p text:style-name="P46"><text:span text:style-name="T38">V</text:span></text:p></draw:text-box></draw:frame><draw:frame draw:style-name="gr14" draw:text-style-name="P47" svg:width="0.752cm" svg:height="0.625cm" svg:x="0.859cm" svg:y="0.753cm"><draw:text-box><text:p text:style-name="P46"><text:span text:style-name="T38">G</text:span></text:p></draw:text-box></draw:frame><draw:frame draw:style-name="gr13" draw:text-style-name="P47" svg:width="0.724cm" svg:height="0.625cm" svg:x="0.48cm" svg:y="1.963cm"><draw:text-box><text:p text:style-name="P46"><text:span text:style-name="T38">B</text:span></text:p></draw:text-box></draw:frame><draw:frame draw:style-name="gr15" draw:text-style-name="P47" svg:width="0.743cm" svg:height="0.625cm" svg:x="3.454cm" svg:y="0cm"><draw:text-box><text:p text:style-name="P46"><text:span text:style-name="T38">H</text:span></text:p></draw:text-box></draw:frame><draw:frame draw:style-name="gr16" draw:text-style-name="P47" svg:width="0.683cm" svg:height="0.625cm" svg:x="3.415cm" svg:y="1.73cm"><draw:text-box><text:p text:style-name="P46"><text:span text:style-name="T38">L</text:span></text:p></draw:text-box></draw:frame><draw:frame draw:style-name="gr17" draw:text-style-name="P47" svg:width="0.78cm" svg:height="0.625cm" svg:x="2.828cm" svg:y="2.302cm"><draw:text-box><text:p text:style-name="P46"><text:span text:style-name="T38">M</text:span></text:p></draw:text-box></draw:frame><draw:g draw:style-name="gr5"><draw:g draw:style-name="gr5"><draw:line draw:style-name="gr18" draw:text-style-name="P45" svg:x1="1.383cm" svg:y1="2.505cm" svg:x2="1.485cm" svg:y2="2.644cm"><text:p/></draw:line><draw:line draw:style-name="gr19" draw:text-style-name="P45" svg:x1="1.456cm" svg:y1="2.523cm" svg:x2="1.555cm" svg:y2="2.658cm"><text:p/></draw:line></draw:g></draw:g><draw:frame draw:style-name="gr20" draw:text-style-name="P47" svg:width="1.378cm" svg:height="0.625cm" draw:transform="rotate (0.722042711550054) translate (1.12888888888889cm 1.536125cm)"><draw:text-box><text:p text:style-name="P46"><text:span text:style-name="T38">120°</text:span></text:p></draw:text-box></draw:frame><draw:polygon draw:style-name="gr21" draw:text-style-name="P48" svg:width="2.679cm" svg:height="2.009cm" svg:x="0.509cm" svg:y="0.864cm" svg:viewBox="0 0 2680 2010" draw:points="447,0 2680,225 2234,1341 0,2010 0,445"><text:p/></draw:polygon><draw:polygon draw:style-name="gr21" draw:text-style-name="P48" svg:width="2.679cm" svg:height="2.007cm" svg:x="0.955cm" svg:y="0.419cm" svg:viewBox="0 0 2680 2008" draw:points="2234,2008 0,1786 447,669 2680,0 2680,1561"><text:p/></draw:polygon><draw:ellipse draw:style-name="gr22" draw:text-style-name="P49" svg:width="1.008cm" svg:height="0.863cm" svg:x="0.709cm" svg:y="0.559cm" draw:kind="arc" draw:start-angle="278.17" draw:end-angle="358.62"><text:p/></draw:ellipse></draw:g></text:span></text:p>
        <text:p text:style-name="P33"><text:span text:style-name="_5f_Caractères">D'après la propriété n°</text:span><text:span text:style-name="_5f_pointillés_20_gris">....,</text:span><text:span text:style-name="_5f_Caractères"> on en déduit que </text:span><text:span text:style-name="_5f_pointillés_20_gris"><text:tab/><text:tab/></text:span></text:p>
        <text:p text:style-name="P33"><text:span text:style-name="_5f_pointillés_20_gris"><text:tab/></text:span></text:p>
        <text:p text:style-name="P33"><text:span text:style-name="_5f_Caractères">D'après la propriété n°</text:span><text:span text:style-name="_5f_pointillés_20_gris">....,</text:span><text:span text:style-name="_5f_Caractères"> on en déduit que </text:span><text:span text:style-name="_5f_pointillés_20_gris"><text:tab/><text:tab/></text:span></text:p>
        <text:p text:style-name="P33"><text:span text:style-name="_5f_pointillés_20_gris"><text:tab/><text:tab/></text:span></text:p>
        <text:list xml:id="list90130758279375" text:continue-numbering="true" text:style-name="_5f_Numérotation_20_des_20_exercices">
          <text:list-item>
            <text:list>
              <text:list-item>
                <text:p text:style-name="P28"><draw:g text:anchor-type="as-char" draw:z-index="102" draw:name="Forme8_1" draw:style-name="gr23"><draw:polygon draw:style-name="gr24" draw:text-style-name="P50" svg:width="1.213cm" svg:height="2.101cm" svg:x="3.216cm" svg:y="0.718cm" svg:viewBox="0 0 1214 2102" draw:points="5,2102 0,703 1214,0"><text:p/></draw:polygon><draw:polygon draw:style-name="gr24" draw:text-style-name="P50" svg:width="1.213cm" svg:height="2.1cm" svg:x="0.235cm" svg:y="0.539cm" svg:viewBox="0 0 1214 2101" draw:points="1208,0 1214,1399 0,2101"><text:p/></draw:polygon><draw:ellipse draw:style-name="gr25" draw:text-style-name="P51" svg:width="2.821cm" svg:height="2.828cm" svg:x="1.803cm" svg:y="0cm"><text:p/></draw:ellipse><draw:g draw:style-name="gr5"><draw:line draw:style-name="gr26" draw:text-style-name="P52" svg:x1="2.233cm" svg:y1="1.585cm" svg:x2="2.427cm" svg:y2="1.779cm"><text:p/></draw:line><draw:line draw:style-name="gr27" draw:text-style-name="P52" svg:x1="2.233cm" svg:y1="1.779cm" svg:x2="2.427cm" svg:y2="1.585cm"><text:p/></draw:line></draw:g><draw:ellipse draw:style-name="gr25" draw:text-style-name="P51" svg:width="2.823cm" svg:height="2.828cm" draw:transform="rotate (-3.14159265358979) translate (2.85926388888889cm 3.35668055555556cm)"><text:p/></draw:ellipse><draw:frame draw:style-name="gr28" draw:text-style-name="P53" svg:width="0.255cm" svg:height="0.373cm" svg:x="2.205cm" svg:y="1.295cm"><draw:text-box><text:p text:style-name="P46"><text:span text:style-name="T39">O</text:span></text:p></draw:text-box></draw:frame><draw:frame draw:style-name="gr29" draw:text-style-name="P53" svg:width="0.251cm" svg:height="0.373cm" svg:x="1.326cm" svg:y="0.198cm"><draw:text-box><text:p text:style-name="P46"><text:span text:style-name="T39">G</text:span></text:p></draw:text-box></draw:frame><draw:frame draw:style-name="gr30" draw:text-style-name="P53" svg:width="0.242cm" svg:height="0.373cm" svg:x="0cm" svg:y="2.649cm"><draw:text-box><text:p text:style-name="P46"><text:span text:style-name="T39">H</text:span></text:p></draw:text-box></draw:frame><draw:frame draw:style-name="gr31" draw:text-style-name="P53" svg:width="0.212cm" svg:height="0.373cm" svg:x="1.475cm" svg:y="1.84cm"><draw:text-box><text:p text:style-name="P46"><text:span text:style-name="T39">K</text:span></text:p></draw:text-box></draw:frame><draw:frame draw:style-name="gr32" draw:text-style-name="P53" svg:width="0.249cm" svg:height="0.373cm" svg:x="2.947cm" svg:y="1.224cm"><draw:text-box><text:p text:style-name="P46"><text:span text:style-name="T39">Y</text:span></text:p></draw:text-box></draw:frame><draw:frame draw:style-name="gr33" draw:text-style-name="P53" svg:width="0.274cm" svg:height="0.373cm" svg:x="4.503cm" svg:y="0.469cm"><draw:text-box><text:p text:style-name="P46"><text:span text:style-name="T39">S</text:span></text:p></draw:text-box></draw:frame><draw:frame draw:style-name="gr34" draw:text-style-name="P53" svg:width="0.279cm" svg:height="0.373cm" svg:x="3.062cm" svg:y="2.877cm"><draw:text-box><text:p text:style-name="P46"><text:span text:style-name="T39">A</text:span></text:p></draw:text-box></draw:frame><draw:line draw:style-name="gr35" draw:text-style-name="P54" svg:x1="3.21cm" svg:y1="1.411cm" svg:x2="3.916cm" svg:y2="0.188cm"><text:p/></draw:line><draw:line draw:style-name="gr35" draw:text-style-name="P54" svg:x1="1.45cm" svg:y1="1.958cm" svg:x2="0.745cm" svg:y2="3.183cm"><text:p/></draw:line><draw:frame draw:style-name="gr36" draw:text-style-name="P55" svg:width="0.705cm" svg:height="0.332cm" draw:transform="rotate (1.08350039963808) translate (0.959555555555556cm 2.83986111111111cm)"><draw:text-box><text:p text:style-name="P46"><text:span text:style-name="T40">4 cm</text:span></text:p></draw:text-box></draw:frame><draw:frame draw:style-name="gr37" draw:text-style-name="P56" svg:width="1.788cm" svg:height="0.332cm" draw:transform="rotate (1.04405595854301) translate (0.504472222222222cm 2.20486111111111cm)"><draw:text-box><text:p text:style-name="P46"><text:span text:style-name="T41">Aire = 6 cm²</text:span></text:p></draw:text-box></draw:frame></draw:g></text:p>
              </text:list-item>
            </text:list>
          </text:list-item>
        </text:list>
        <text:p text:style-name="P36"/>
        <text:p text:style-name="P33"><text:span text:style-name="_5f_Caractères">D'après la propriété n°</text:span><text:span text:style-name="_5f_pointillés_20_gris">....,</text:span><text:span text:style-name="_5f_Caractères"> on en déduit que </text:span><text:span text:style-name="_5f_pointillés_20_gris"><text:tab/><text:tab/></text:span></text:p>
        <text:p text:style-name="P33"><text:span text:style-name="_5f_pointillés_20_gris"><text:tab/></text:span></text:p>
        <text:p text:style-name="P33"><text:span text:style-name="_5f_Caractères">D'après la propriété n°</text:span><text:span text:style-name="_5f_pointillés_20_gris">....,</text:span><text:span text:style-name="_5f_Caractères"> on en déduit que </text:span><text:span text:style-name="_5f_pointillés_20_gris"><text:tab/></text:span></text:p>
        <text:p text:style-name="P33"><text:span text:style-name="_5f_pointillés_20_gris"><text:tab/></text:span></text:p>
        <text:p text:style-name="P33"><text:span text:style-name="_5f_pointillés_20_gris"><text:tab/></text:span></text:p>
      </text:section>
      <text:list xml:id="list90132392138302" text:continue-numbering="true" text:style-name="_5f_Numérotation_20_des_20_exercices">
        <text:list-item>
          <text:h text:style-name="P38" text:outline-level="1"><text:span text:style-name="_5f_Caractères"><text:span text:style-name="T35">Hugo</text:span></text:span><text:span text:style-name="_5f_Caractères">, </text:span><text:span text:style-name="_5f_Caractères"><text:span text:style-name="T35">Victoire </text:span></text:span><text:span text:style-name="_5f_Caractères">et </text:span><text:span text:style-name="_5f_Caractères"><text:span text:style-name="T35">Nour</text:span></text:span><text:span text:style-name="_5f_Caractères"> doivent tracer des figures symétriques par rapport à un point. Pour chaque cas, l'un d'entre eux s'est trompé. Retrouve lequel, et explique ton choix dans la dernière colonne.</text:span></text:h>
        </text:list-item>
      </text:list>
      <table:table table:name="Tableau2" table:style-name="Tableau2">
        <table:table-column table:style-name="Tableau2.A"/>
        <table:table-column table:style-name="Tableau2.B"/>
        <table:table-column table:style-name="Tableau2.C"/>
        <table:table-column table:style-name="Tableau2.B"/>
        <table:table-column table:style-name="Tableau2.E"/>
        <table:table-header-rows>
          <table:table-row table:style-name="Tableau2.1">
            <table:table-cell table:style-name="Tableau2.A1" office:value-type="string">
              <text:h text:style-name="_5f_Tableau_5f_Centré_5f_Gras" text:outline-level="1"><text:span text:style-name="_5f_Caractères"/></text:h>
            </table:table-cell>
            <table:table-cell table:style-name="Tableau2.B1" office:value-type="string">
              <text:h text:style-name="P26" text:outline-level="1"><text:span text:style-name="_5f_Caractères"><text:span text:style-name="T35">Hugo</text:span></text:span></text:h>
            </table:table-cell>
            <table:table-cell table:style-name="Tableau2.B1" office:value-type="string">
              <text:h text:style-name="P26" text:outline-level="1"><text:span text:style-name="_5f_Caractères"><text:span text:style-name="T35">Victoire</text:span></text:span></text:h>
            </table:table-cell>
            <table:table-cell table:style-name="Tableau2.B1" office:value-type="string">
              <text:h text:style-name="P26" text:outline-level="1"><text:span text:style-name="_5f_Caractères"><text:span text:style-name="T35">Nour</text:span></text:span></text:h>
            </table:table-cell>
            <table:table-cell table:style-name="Tableau2.E1" office:value-type="string">
              <text:h text:style-name="_5f_Tableau_5f_Centré_5f_Gras" text:outline-level="1"><text:span text:style-name="_5f_Caractères">Explication</text:span></text:h>
            </table:table-cell>
          </table:table-row>
        </table:table-header-rows>
        <table:table-row table:style-name="Tableau2.2">
          <table:table-cell table:style-name="Tableau2.A1" office:value-type="string">
            <text:h text:style-name="_5f_Tableau_5f_Centré_5f_Gras" text:outline-level="1"><text:span text:style-name="_5f_Numéros_20_second_20_exercices">a.</text:span></text:h>
          </table:table-cell>
          <table:table-cell table:style-name="Tableau2.B2" office:value-type="string">
            <text:h text:style-name="_5f_Tableau_5f_Centré" text:outline-level="1"><draw:frame draw:style-name="fr8" draw:name="Image3" text:anchor-type="paragraph" svg:x="0.466cm" svg:y="1.272cm" svg:width="0.3cm" svg:height="0.3cm" draw:z-index="99"><draw:image xlink:href="Pictures/100000000000006200000062C62FEA9AA365749D.png" xlink:type="simple" xlink:show="embed" xlink:actuate="onLoad" draw:mime-type="image/png"/></draw:frame><draw:frame draw:style-name="fr8" draw:name="Image4" text:anchor-type="paragraph" svg:x="2.618cm" svg:y="2.032cm" svg:width="0.3cm" svg:height="0.3cm" draw:z-index="97"><draw:image xlink:href="Pictures/100000000000006200000062C62FEA9AA365749D.png" xlink:type="simple" xlink:show="embed" xlink:actuate="onLoad" draw:mime-type="image/png"/></draw:frame><text:span text:style-name="_5f_Caractères"><draw:g text:anchor-type="as-char" draw:z-index="90" draw:name="Forme9_1" draw:style-name="gr4"><draw:frame draw:style-name="gr51" draw:text-style-name="P59" svg:width="0.623cm" svg:height="0.475cm" svg:x="0.303cm" svg:y="1.111cm"><draw:text-box><text:p text:style-name="P46"><text:span text:style-name="T43">( <text:s/></text:span><text:span text:style-name="T44"><text:s/></text:span><text:span text:style-name="T43">)</text:span></text:p></draw:text-box></draw:frame><draw:frame draw:style-name="gr52" draw:text-style-name="P60" svg:width="0.701cm" svg:height="0.475cm" svg:x="2.475cm" svg:y="1.856cm"><draw:text-box><text:p text:style-name="P46"><text:span text:style-name="T45">( <text:s text:c="2"/>')</text:span></text:p></draw:text-box></draw:frame><draw:g draw:style-name="gr5"><draw:ellipse draw:style-name="gr53" draw:text-style-name="P61" svg:width="1.117cm" svg:height="1.112cm" svg:x="0cm" svg:y="0cm"><text:p/></draw:ellipse><draw:ellipse draw:style-name="gr53" draw:text-style-name="P61" svg:width="1.112cm" svg:height="1.116cm" svg:x="2.226cm" svg:y="0.741cm"><text:p/></draw:ellipse><draw:g draw:style-name="gr5"><draw:line draw:style-name="gr72" draw:text-style-name="P62" svg:x1="1.595cm" svg:y1="0.852cm" svg:x2="1.743cm" svg:y2="1cm"><text:p/></draw:line><draw:line draw:style-name="gr73" draw:text-style-name="P62" svg:x1="1.743cm" svg:y1="0.852cm" svg:x2="1.595cm" svg:y2="1cm"><text:p/></draw:line></draw:g><draw:g draw:style-name="gr5"><draw:line draw:style-name="gr74" draw:text-style-name="P62" svg:x1="2.856cm" svg:y1="1.221cm" svg:x2="2.708cm" svg:y2="1.369cm"><text:p/></draw:line><draw:line draw:style-name="gr75" draw:text-style-name="P62" svg:x1="2.708cm" svg:y1="1.221cm" svg:x2="2.856cm" svg:y2="1.369cm"><text:p/></draw:line></draw:g><draw:g draw:style-name="gr5"><draw:line draw:style-name="gr76" draw:text-style-name="P62" svg:x1="0.63cm" svg:y1="0.482cm" svg:x2="0.482cm" svg:y2="0.63cm"><text:p/></draw:line><draw:line draw:style-name="gr77" draw:text-style-name="P62" svg:x1="0.482cm" svg:y1="0.482cm" svg:x2="0.63cm" svg:y2="0.63cm"><text:p/></draw:line></draw:g><draw:frame draw:style-name="gr78" draw:text-style-name="P59" svg:width="0.198cm" svg:height="0.376cm" svg:x="1.573cm" svg:y="0.517cm"><draw:text-box><text:p text:style-name="P46"><text:span text:style-name="T43">R</text:span></text:p></draw:text-box></draw:frame><draw:frame draw:style-name="gr79" draw:text-style-name="P59" svg:width="0.255cm" svg:height="0.376cm" svg:x="0.482cm" svg:y="0.654cm"><draw:text-box><text:p text:style-name="P46"><text:span text:style-name="T43">O</text:span></text:p></draw:text-box></draw:frame><draw:frame draw:style-name="gr80" draw:text-style-name="P59" svg:width="0.343cm" svg:height="0.375cm" svg:x="2.701cm" svg:y="1.378cm"><draw:text-box><text:p text:style-name="P46"><text:span text:style-name="T43">O'</text:span></text:p></draw:text-box></draw:frame></draw:g></draw:g></text:span></text:h>
          </table:table-cell>
          <table:table-cell table:style-name="Tableau2.C2" office:value-type="string">
            <text:h text:style-name="_5f_Tableau_5f_Centré" text:outline-level="1"><draw:frame draw:style-name="fr8" draw:name="Image5" text:anchor-type="paragraph" svg:x="1.36cm" svg:y="2.397cm" svg:width="0.3cm" svg:height="0.3cm" draw:z-index="101"><draw:image xlink:href="Pictures/100000000000006200000062C62FEA9AA365749D.png" xlink:type="simple" xlink:show="embed" xlink:actuate="onLoad" draw:mime-type="image/png"/></draw:frame><draw:frame draw:style-name="fr8" draw:name="Image6" text:anchor-type="paragraph" svg:x="2.411cm" svg:y="1.254cm" svg:width="0.3cm" svg:height="0.3cm" draw:z-index="98"><draw:image xlink:href="Pictures/100000000000006200000062C62FEA9AA365749D.png" xlink:type="simple" xlink:show="embed" xlink:actuate="onLoad" draw:mime-type="image/png"/></draw:frame><text:span text:style-name="_5f_Caractères"><draw:g text:anchor-type="as-char" draw:z-index="91" draw:name="Forme10_0" draw:style-name="gr4"><draw:frame draw:style-name="gr51" draw:text-style-name="P59" svg:width="0.623cm" svg:height="0.475cm" svg:x="0.75cm" svg:y="2.249cm"><draw:text-box><text:p text:style-name="P46"><text:span text:style-name="T43">( <text:s/></text:span><text:span text:style-name="T44"><text:s/></text:span><text:span text:style-name="T43">)</text:span></text:p></draw:text-box></draw:frame><draw:frame draw:style-name="gr52" draw:text-style-name="P60" svg:width="0.701cm" svg:height="0.475cm" svg:x="1.78cm" svg:y="1.113cm"><draw:text-box><text:p text:style-name="P46"><text:span text:style-name="T45">( <text:s text:c="2"/>')</text:span></text:p></draw:text-box></draw:frame><draw:g draw:style-name="gr5"><draw:ellipse draw:style-name="gr53" draw:text-style-name="P61" svg:width="0.713cm" svg:height="0.712cm" draw:transform="skewX (-0.00244346095279216) rotate (1.22242860809683) translate (-0.100541666666667cm 2.60631944444444cm)"><text:p/></draw:ellipse><draw:ellipse draw:style-name="gr53" draw:text-style-name="P61" svg:width="1.114cm" svg:height="1.116cm" draw:transform="skewX (-0.00157079632679485) rotate (1.22155594347083) translate (1.09890277777778cm 0.889291666666667cm)"><text:p/></draw:ellipse><draw:g draw:style-name="gr5"><draw:line draw:style-name="gr63" draw:text-style-name="P62" svg:x1="0.988cm" svg:y1="1.519cm" svg:x2="1.179cm" svg:y2="1.431cm"><text:p/></draw:line><draw:line draw:style-name="gr64" draw:text-style-name="P62" svg:x1="1.039cm" svg:y1="1.382cm" svg:x2="1.127cm" svg:y2="1.573cm"><text:p/></draw:line></draw:g><draw:g draw:style-name="gr5"><draw:line draw:style-name="gr65" draw:text-style-name="P62" svg:x1="1.768cm" svg:y1="0.463cm" svg:x2="1.856cm" svg:y2="0.652cm"><text:p/></draw:line><draw:line draw:style-name="gr66" draw:text-style-name="P62" svg:x1="1.717cm" svg:y1="0.6cm" svg:x2="1.906cm" svg:y2="0.512cm"><text:p/></draw:line></draw:g><draw:g draw:style-name="gr5"><draw:line draw:style-name="gr67" draw:text-style-name="P62" svg:x1="0.309cm" svg:y1="2.303cm" svg:x2="0.397cm" svg:y2="2.492cm"><text:p/></draw:line><draw:line draw:style-name="gr68" draw:text-style-name="P62" svg:x1="0.26cm" svg:y1="2.438cm" svg:x2="0.449cm" svg:y2="2.35cm"><text:p/></draw:line></draw:g><draw:frame draw:style-name="gr69" draw:text-style-name="P59" svg:width="0.279cm" svg:height="0.375cm" svg:x="0.75cm" svg:y="1.164cm"><draw:text-box><text:p text:style-name="P46"><text:span text:style-name="T43">M</text:span></text:p></draw:text-box></draw:frame><draw:frame draw:style-name="gr70" draw:text-style-name="P59" svg:width="0.214cm" svg:height="0.376cm" svg:x="0.183cm" svg:y="2.406cm"><draw:text-box><text:p text:style-name="P46"><text:span text:style-name="T43">E</text:span></text:p></draw:text-box></draw:frame><draw:frame draw:style-name="gr71" draw:text-style-name="P59" svg:width="0.294cm" svg:height="0.375cm" svg:x="1.977cm" svg:y="0.407cm"><draw:text-box><text:p text:style-name="P46"><text:span text:style-name="T43">E'</text:span></text:p></draw:text-box></draw:frame></draw:g></draw:g></text:span></text:h>
          </table:table-cell>
          <table:table-cell table:style-name="Tableau2.D2" office:value-type="string">
            <text:h text:style-name="_5f_Tableau_5f_Centré" text:outline-level="1"><draw:frame draw:style-name="fr8" draw:name="Image7" text:anchor-type="paragraph" svg:x="0.452cm" svg:y="2.136cm" svg:width="0.3cm" svg:height="0.3cm" draw:z-index="100"><draw:image xlink:href="Pictures/100000000000006200000062C62FEA9AA365749D.png" xlink:type="simple" xlink:show="embed" xlink:actuate="onLoad" draw:mime-type="image/png"/></draw:frame><draw:frame draw:style-name="fr8" draw:name="Image8" text:anchor-type="paragraph" svg:x="2.688cm" svg:y="1.3cm" svg:width="0.3cm" svg:height="0.3cm" draw:z-index="96"><draw:image xlink:href="Pictures/100000000000006200000062C62FEA9AA365749D.png" xlink:type="simple" xlink:show="embed" xlink:actuate="onLoad" draw:mime-type="image/png"/></draw:frame><text:span text:style-name="_5f_Caractères"><draw:g text:anchor-type="as-char" draw:z-index="92" draw:name="Forme11_0" draw:style-name="gr4"><draw:frame draw:style-name="gr51" draw:text-style-name="P59" svg:width="0.623cm" svg:height="0.475cm" svg:x="0.305cm" svg:y="1.96cm"><draw:text-box><text:p text:style-name="P46"><text:span text:style-name="T43">( <text:s/></text:span><text:span text:style-name="T44"><text:s/></text:span><text:span text:style-name="T43">)</text:span></text:p></draw:text-box></draw:frame><draw:frame draw:style-name="gr52" draw:text-style-name="P60" svg:width="0.701cm" svg:height="0.475cm" svg:x="2.469cm" svg:y="1.111cm"><draw:text-box><text:p text:style-name="P46"><text:span text:style-name="T45">( <text:s text:c="2"/>')</text:span></text:p></draw:text-box></draw:frame><draw:g draw:style-name="gr5"><draw:ellipse draw:style-name="gr53" draw:text-style-name="P61" svg:width="1.116cm" svg:height="1.114cm" draw:transform="rotate (0.699178898348928) translate (-0.227541666666667cm 1.35458333333333cm)"><text:p/></draw:ellipse><draw:ellipse draw:style-name="gr53" draw:text-style-name="P61" svg:width="1.112cm" svg:height="1.114cm" draw:transform="skewX (-0.00157079632679496) rotate (0.697782634947333) translate (1.95438888888889cm 0.48675cm)"><text:p/></draw:ellipse><draw:g draw:style-name="gr5"><draw:line draw:style-name="gr54" draw:text-style-name="P62" svg:x1="1.542cm" svg:y1="0.979cm" svg:x2="1.752cm" svg:y2="0.997cm"><text:p/></draw:line><draw:line draw:style-name="gr55" draw:text-style-name="P62" svg:x1="1.657cm" svg:y1="0.883cm" svg:x2="1.639cm" svg:y2="1.091cm"><text:p/></draw:line></draw:g><draw:g draw:style-name="gr5"><draw:line draw:style-name="gr56" draw:text-style-name="P62" svg:x1="2.747cm" svg:y1="0.453cm" svg:x2="2.729cm" svg:y2="0.661cm"><text:p/></draw:line><draw:line draw:style-name="gr57" draw:text-style-name="P62" svg:x1="2.633cm" svg:y1="0.546cm" svg:x2="2.841cm" svg:y2="0.565cm"><text:p/></draw:line></draw:g><draw:g draw:style-name="gr5"><draw:line draw:style-name="gr58" draw:text-style-name="P62" svg:x1="0.565cm" svg:y1="1.316cm" svg:x2="0.547cm" svg:y2="1.524cm"><text:p/></draw:line><draw:line draw:style-name="gr59" draw:text-style-name="P62" svg:x1="0.452cm" svg:y1="1.411cm" svg:x2="0.66cm" svg:y2="1.429cm"><text:p/></draw:line></draw:g><draw:frame draw:style-name="gr60" draw:text-style-name="P59" svg:width="0.241cm" svg:height="0.375cm" svg:x="1.404cm" svg:y="0.579cm"><draw:text-box><text:p text:style-name="P46"><text:span text:style-name="T43">Z</text:span></text:p></draw:text-box></draw:frame><draw:frame draw:style-name="gr61" draw:text-style-name="P59" svg:width="0.221cm" svg:height="0.376cm" svg:x="0.268cm" svg:y="1.431cm"><draw:text-box><text:p text:style-name="P46"><text:span text:style-name="T43">A</text:span></text:p></draw:text-box></draw:frame><draw:frame draw:style-name="gr62" draw:text-style-name="P59" svg:width="0.309cm" svg:height="0.375cm" svg:x="2.842cm" svg:y="0.566cm"><draw:text-box><text:p text:style-name="P46"><text:span text:style-name="T43">A'</text:span></text:p></draw:text-box></draw:frame></draw:g></draw:g></text:span></text:h>
          </table:table-cell>
          <table:table-cell table:style-name="Tableau2.E2" office:value-type="string">
            <text:p text:style-name="P39"><text:span text:style-name="_5f_Caractères">………………………………………………………………………………………………………………………………………………………………………………………………………...</text:span></text:p>
          </table:table-cell>
        </table:table-row>
        <table:table-row table:style-name="Tableau2.2">
          <table:table-cell table:style-name="Tableau2.A1" office:value-type="string">
            <text:h text:style-name="_5f_Tableau_5f_Centré_5f_Gras" text:outline-level="1"><text:span text:style-name="_5f_Numéros_20_second_20_exercices">b.</text:span></text:h>
          </table:table-cell>
          <table:table-cell table:style-name="Tableau2.B3" office:value-type="string">
            <text:h text:style-name="_5f_Tableau_5f_Centré" text:outline-level="1"><text:span text:style-name="_5f_Caractères"><draw:g text:anchor-type="as-char" svg:y="0cm" draw:z-index="93" draw:name="Forme12_1" draw:style-name="gr38"><draw:line draw:style-name="gr45" draw:text-style-name="P54" svg:x1="0.501cm" svg:y1="0cm" svg:x2="1cm" svg:y2="2cm"><text:p/></draw:line><draw:line draw:style-name="gr45" draw:text-style-name="P54" svg:x1="2.501cm" svg:y1="0cm" svg:x2="2cm" svg:y2="2cm"><text:p/></draw:line><draw:g draw:style-name="gr5"><draw:line draw:style-name="gr46" draw:text-style-name="P58" svg:x1="1.401cm" svg:y1="1.096cm" svg:x2="1.599cm" svg:y2="0.9cm"><text:p/></draw:line><draw:line draw:style-name="gr47" draw:text-style-name="P58" svg:x1="1.6cm" svg:y1="1.101cm" svg:x2="1.404cm" svg:y2="0.905cm"><text:p/></draw:line></draw:g><draw:frame draw:style-name="gr48" draw:text-style-name="P57" svg:width="0.309cm" svg:height="0.414cm" svg:x="1.339cm" svg:y="0.407cm"><draw:text-box><text:p text:style-name="P46"><text:span text:style-name="T42">M</text:span></text:p></draw:text-box></draw:frame><draw:frame draw:style-name="gr49" draw:text-style-name="P57" svg:width="0.503cm" svg:height="0.477cm" svg:x="0cm" svg:y="0cm"><draw:text-box><text:p text:style-name="P46"><text:span text:style-name="T42">(d)</text:span></text:p></draw:text-box></draw:frame><draw:frame draw:style-name="gr50" draw:text-style-name="P57" svg:width="0.6cm" svg:height="0.414cm" svg:x="2.498cm" svg:y="0cm"><draw:text-box><text:p text:style-name="P46"><text:span text:style-name="T42">(d')</text:span></text:p></draw:text-box></draw:frame></draw:g></text:span></text:h>
          </table:table-cell>
          <table:table-cell table:style-name="Tableau2.C3" office:value-type="string">
            <text:h text:style-name="_5f_Tableau_5f_Centré" text:outline-level="1"><text:span text:style-name="_5f_Caractères"><draw:g text:anchor-type="as-char" svg:y="0cm" draw:z-index="94" draw:name="Forme13_1" draw:style-name="gr38"><draw:line draw:style-name="gr39" draw:text-style-name="P54" svg:x1="0.005cm" svg:y1="0.476cm" svg:x2="3.005cm" svg:y2="0.975cm"><text:p/></draw:line><draw:line draw:style-name="gr39" draw:text-style-name="P54" svg:x1="0.005cm" svg:y1="1.476cm" svg:x2="3.005cm" svg:y2="1.975cm"><text:p/></draw:line><draw:line draw:style-name="gr40" draw:text-style-name="P54" svg:x1="1.358cm" svg:y1="1.09cm" svg:x2="1.171cm" svg:y2="1.289cm"><text:p/></draw:line><draw:line draw:style-name="gr40" draw:text-style-name="P54" svg:x1="1.187cm" svg:y1="1.09cm" svg:x2="1.372cm" svg:y2="1.289cm"><text:p/></draw:line><draw:frame draw:style-name="gr43" draw:text-style-name="P57" svg:width="0.503cm" svg:height="0.477cm" svg:x="0.002cm" svg:y="0cm"><draw:text-box><text:p text:style-name="P46"><text:span text:style-name="T42">(d)</text:span></text:p></draw:text-box></draw:frame><draw:frame draw:style-name="gr44" draw:text-style-name="P57" svg:width="0.787cm" svg:height="0.477cm" svg:x="0cm" svg:y="1.069cm"><draw:text-box><text:p text:style-name="P46"><text:span text:style-name="T42">(d')</text:span></text:p></draw:text-box></draw:frame><draw:frame draw:style-name="gr44" draw:text-style-name="P57" svg:width="0.384cm" svg:height="0.477cm" svg:x="1.374cm" svg:y="0.935cm"><draw:text-box><text:p text:style-name="P46"><text:span text:style-name="T42">M</text:span></text:p></draw:text-box></draw:frame></draw:g></text:span></text:h>
          </table:table-cell>
          <table:table-cell table:style-name="Tableau2.D3" office:value-type="string">
            <text:h text:style-name="_5f_Tableau_5f_Centré" text:outline-level="1"><text:span text:style-name="_5f_Caractères"><draw:g text:anchor-type="as-char" svg:y="0cm" draw:z-index="95" draw:name="Forme14_1" draw:style-name="gr38"><draw:line draw:style-name="gr39" draw:text-style-name="P54" svg:x1="0cm" svg:y1="1.653cm" svg:x2="1.545cm" svg:y2="0.011cm"><text:p/></draw:line><draw:line draw:style-name="gr39" draw:text-style-name="P54" svg:x1="0.691cm" svg:y1="2cm" svg:x2="2.236cm" svg:y2="0.358cm"><text:p/></draw:line><draw:line draw:style-name="gr40" draw:text-style-name="P54" svg:x1="0.965cm" svg:y1="1.046cm" svg:x2="1.03cm" svg:y2="1.229cm"><text:p/></draw:line><draw:line draw:style-name="gr40" draw:text-style-name="P54" svg:x1="0.896cm" svg:y1="1.151cm" svg:x2="1.109cm" svg:y2="1.109cm"><text:p/></draw:line><draw:frame draw:style-name="gr41" draw:text-style-name="P57" svg:width="0.503cm" svg:height="0.415cm" svg:x="0.736cm" svg:y="0cm"><draw:text-box><text:p text:style-name="P46"><text:span text:style-name="T42">(d)</text:span></text:p></draw:text-box></draw:frame><draw:frame draw:style-name="gr42" draw:text-style-name="P57" svg:width="0.63cm" svg:height="0.415cm" svg:x="2.108cm" svg:y="0.499cm"><draw:text-box><text:p text:style-name="P46"><text:span text:style-name="T42">(d')</text:span></text:p></draw:text-box></draw:frame><draw:frame draw:style-name="gr42" draw:text-style-name="P57" svg:width="0.308cm" svg:height="0.415cm" svg:x="1.032cm" svg:y="0.707cm"><draw:text-box><text:p text:style-name="P46"><text:span text:style-name="T42">M</text:span></text:p></draw:text-box></draw:frame></draw:g></text:span></text:h>
          </table:table-cell>
          <table:table-cell table:style-name="Tableau2.E3" office:value-type="string">
            <text:p text:style-name="P40"><text:span text:style-name="_5f_Caractères">………………………………………………………………………………………………………………………………………………………………………………………………………...</text:span></text:p>
          </table:table-cell>
        </table:table-row>
      </table:table>
      <text:h text:style-name="P41" text:outline-level="1"><text:span text:style-name="_5f_Caractères"/></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Edwardian Script ITC" svg:font-family="'Edwardian Script ITC'" style:font-family-generic="script" style:font-pitch="variable"/>
    <style:font-face style:name="Gothic" svg:font-family="Gothic"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ahoma3" svg:font-family="Tahoma, Lucidasans, 'Lucida Sans', 'Arial Unicode MS'" style:font-pitch="variable"/>
    <style:font-face style:name="Times New Roman" svg:font-family="'Times New Roman'" style:font-family-generic="roman" style:font-pitch="variable"/>
    <style:font-face style:name="Times New Roman1" svg:font-family="'Times New Roman'" style:font-family-generic="script" style:font-pitch="variable"/>
    <style:font-face style:name="Times New Roman2" svg:font-family="'Times New Roman'" style:font-family-generic="swiss" style:font-pitch="variable"/>
    <style:font-face style:name="Times New Roman3" svg:font-family="'Times New Roman'" style:font-adornments="Regular" style:font-family-generic="roman" style:font-pitch="variable"/>
  </office:font-face-decls>
  <office:styles>
    <draw:marker draw:name="Arrow_20_concave" draw:display-name="Arrow concave" svg:viewBox="0 0 1131 1580" svg:d="M1013 1491l118 89-567-1580-564 1580 114-85 136-68 148-46 161-17 161 13 153 46z"/>
    <draw:stroke-dash draw:name="Dashed_20__28_var_29__20_457" draw:display-name="Dashed (var) 457"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3cm" draw:dots2="1" draw:dots2-length="0.003cm" draw:distance="0.003cm"/>
    <draw:stroke-dash draw:name="Dashed_20__28_var_29__20_582" draw:display-name="Dashed (var) 582" draw:style="rect" draw:dots1="1" draw:dots1-length="0.006cm" draw:dots2="1" draw:dots2-length="0.006cm" draw:distance="0.006cm"/>
    <draw:stroke-dash draw:name="Dashed_20__28_var_29__20_583" draw:display-name="Dashed (var) 583" draw:style="rect" draw:dots1="1" draw:dots1-length="0.006cm" draw:dots2="1" draw:dots2-length="0.006cm" draw:distance="0.006cm"/>
    <draw:stroke-dash draw:name="Dashed_20__28_var_29__20_584" draw:display-name="Dashed (var) 584" draw:style="rect" draw:dots1="1" draw:dots1-length="0.006cm" draw:dots2="1" draw:dots2-length="0.006cm" draw:distance="0.006cm"/>
    <draw:stroke-dash draw:name="Dashed_20__28_var_29__20_585" draw:display-name="Dashed (var) 585" draw:style="rect" draw:dots1="1" draw:dots1-length="0.006cm" draw:dots2="1" draw:dots2-length="0.006cm" draw:distance="0.006cm"/>
    <draw:stroke-dash draw:name="Dashed_20__28_var_29__20_586" draw:display-name="Dashed (var) 586" draw:style="rect" draw:dots1="1" draw:dots1-length="0.006cm" draw:dots2="1" draw:dots2-length="0.006cm" draw:distance="0.006cm"/>
    <draw:stroke-dash draw:name="Dashed_20__28_var_29__20_587" draw:display-name="Dashed (var) 587" draw:style="rect" draw:dots1="1" draw:dots1-length="0.006cm" draw:dots2="1" draw:dots2-length="0.006cm" draw:distance="0.006cm"/>
    <draw:stroke-dash draw:name="Dashed_20__28_var_29__20_594" draw:display-name="Dashed (var) 594" draw:style="rect" draw:dots1="1" draw:dots1-length="0.006cm" draw:dots2="1" draw:dots2-length="0.006cm" draw:distance="0.006cm"/>
    <draw:stroke-dash draw:name="Dashed_20__28_var_29__20_595" draw:display-name="Dashed (var) 595"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8" draw:display-name="Dashed (var) 598" draw:style="rect" draw:dots1="1" draw:dots1-length="0.006cm" draw:dots2="1" draw:dots2-length="0.006cm" draw:distance="0.006cm"/>
    <draw:stroke-dash draw:name="Dashed_20__28_var_29__20_599" draw:display-name="Dashed (var) 59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5" draw:display-name="Dashed (var) 735" draw:style="rect" draw:dots1="1" draw:dots1-length="0.001cm" draw:dots2="1" draw:dots2-length="0.001cm" draw:distance="0.001cm"/>
    <draw:stroke-dash draw:name="Dashed_20__28_var_29__20_736" draw:display-name="Dashed (var) 736" draw:style="rect" draw:dots1="1" draw:dots1-length="0.002cm" draw:dots2="1" draw:dots2-length="0.002cm" draw:distance="0.002cm"/>
    <draw:stroke-dash draw:name="Dashed_20__28_var_29__20_737" draw:display-name="Dashed (var) 737" draw:style="rect" draw:dots1="1" draw:dots1-length="0.002cm" draw:dots2="1" draw:dots2-length="0.002cm" draw:distance="0.002cm"/>
    <draw:stroke-dash draw:name="Dashed_20__28_var_29__20_738" draw:display-name="Dashed (var) 738" draw:style="rect" draw:dots1="1" draw:dots1-length="0.003cm" draw:dots2="1" draw:dots2-length="0.003cm" draw:distance="0.003cm"/>
    <draw:stroke-dash draw:name="Dashed_20__28_var_29__20_739" draw:display-name="Dashed (var) 739" draw:style="rect" draw:dots1="1" draw:dots1-length="0.003cm" draw:dots2="1" draw:dots2-length="0.003cm" draw:distance="0.003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3"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Police_20_défaut" style:display-name="Police défaut" style:family="text" style:parent-style-name="Police_20_par_20_défaut">
      <style:text-properties style:font-size-asian="10.5pt"/>
    </style:style>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07">
      <number:number number:decimal-places="0" number:min-decimal-places="0" number:min-integer-digits="1"/>
      <number:text>%</number:text>
    </number:percentage-style>
    <number:number-style style:name="N108">
      <number:number number:decimal-places="3" number:min-decimal-places="3" number:min-integer-digits="1"/>
    </number:number-style>
    <number:number-style style:name="N109">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rsid="00d488f8" officeooo:paragraph-rsid="00d488f8"/>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0d977aa" officeooo:paragraph-rsid="00d977aa" fo:background-color="transparent"/>
    </style:style>
    <style:style style:name="MP14" style:family="paragraph" style:parent-style-name="Footer">
      <style:text-properties officeooo:paragraph-rsid="00c384cf"/>
    </style:style>
    <style:style style:name="MP15"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paragraph-rsid="004f1216"/>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2" style:family="paragraph" style:parent-style-name="_5f_Header_20_M_20_page_20_impaire_20__28_D_29_">
      <style:text-properties officeooo:paragraph-rsid="02ae83b8"/>
    </style:style>
    <style:style style:name="MP3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4" style:family="paragraph" style:parent-style-name="Footer">
      <style:text-properties officeooo:paragraph-rsid="008d016c"/>
    </style:style>
    <style:style style:name="MP35" style:family="paragraph" style:parent-style-name="Footer">
      <style:text-properties officeooo:paragraph-rsid="02ae83b8"/>
    </style:style>
    <style:style style:name="MP36" style:family="paragraph">
      <loext:graphic-properties draw:fill="solid" draw:fill-color="#d62e4e"/>
    </style:style>
    <style:style style:name="MP37"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9"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fo:font-variant="small-caps" fo:color="#1ca2b8" loext:opacity="100%" style:font-name="Bitstream Vera Sans3" fo:font-size="16pt" fo:font-style="normal" fo:text-shadow="none" fo:font-weight="bold"/>
    </style:style>
    <style:style style:name="MT5" style:family="text">
      <style:text-properties fo:font-variant="small-caps" fo:color="#1ca2b8" loext:opacity="100%" style:font-name="Bitstream Vera Sans3" fo:font-size="16pt" fo:font-style="normal" fo:text-shadow="none" fo:font-weight="bold" officeooo:rsid="00d977aa"/>
    </style:style>
    <style:style style:name="MT6" style:family="text">
      <style:text-properties fo:text-transform="uppercase" fo:color="#808080" loext:opacity="100%" style:font-name="Bitstream Vera Sans6" fo:font-size="9pt" officeooo:rsid="033506eb" fo:background-color="transparent" loext:char-shading-value="0"/>
    </style:style>
    <style:style style:name="MT7" style:family="text">
      <style:text-properties fo:text-transform="uppercase" fo:color="#808080" loext:opacity="100%" style:font-name="Bitstream Vera Sans6" fo:font-size="9pt" officeooo:rsid="00d8520c" fo:background-color="transparent" loext:char-shading-value="0"/>
    </style:style>
    <style:style style:name="MT8" style:family="text">
      <style:text-properties fo:text-transform="uppercase" fo:color="#808080" loext:opacity="100%" style:font-name="Bitstream Vera Sans6" fo:font-size="9pt" officeooo:rsid="030c4d7d" fo:background-color="transparent" loext:char-shading-value="0"/>
    </style:style>
    <style:style style:name="MT9"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0" style:family="text">
      <style:text-properties fo:text-transform="uppercase" fo:color="#808080" loext:opacity="100%" style:font-name="Bitstream Vera Sans6" fo:font-size="9pt" officeooo:rsid="0334510d" fo:background-color="transparent" loext:char-shading-value="0"/>
    </style:style>
    <style:style style:name="MT11"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2" style:family="text">
      <style:text-properties fo:text-transform="uppercase" fo:color="#808080" loext:opacity="100%" style:font-name="Bitstream Vera Sans6" fo:font-size="9pt" officeooo:rsid="015f088a" fo:background-color="transparent" loext:char-shading-value="0"/>
    </style:style>
    <style:style style:name="MT13" style:family="text">
      <style:text-properties officeooo:rsid="010c4d3a"/>
    </style:style>
    <style:style style:name="MT1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6" style:family="text">
      <style:text-properties fo:font-size="16pt" officeooo:rsid="0053b3bd" style:font-size-asian="16pt" style:font-size-complex="16pt"/>
    </style:style>
    <style:style style:name="MT17" style:family="text">
      <style:text-properties fo:text-transform="uppercase" fo:color="#808080" loext:opacity="100%" style:font-name="Bitstream Vera Sans6" fo:font-size="9pt" officeooo:rsid="010c4d3a" fo:background-color="transparent" loext:char-shading-value="0"/>
    </style:style>
    <style:style style:name="MT18" style:family="text">
      <style:text-properties fo:text-transform="uppercase" fo:color="#808080" loext:opacity="100%" style:font-name="Bitstream Vera Sans6" fo:font-size="9pt" officeooo:rsid="010d212a" fo:background-color="transparent" loext:char-shading-value="0"/>
    </style:style>
    <style:style style:name="MT19" style:family="text">
      <style:text-properties fo:text-transform="uppercase" fo:color="#808080" loext:opacity="100%" style:font-name="Bitstream Vera Sans6" fo:font-size="9pt" officeooo:rsid="015c53e1" fo:background-color="transparent" loext:char-shading-value="0"/>
    </style:style>
    <style:style style:name="MT20" style:family="text">
      <style:text-properties officeooo:rsid="00d8520c"/>
    </style:style>
    <style:style style:name="MT21" style:family="text">
      <style:text-properties officeooo:rsid="00545a20"/>
    </style:style>
    <style:style style:name="MT22" style:family="text">
      <style:text-properties officeooo:rsid="00360aef"/>
    </style:style>
    <style:style style:name="MT23" style:family="text">
      <style:text-properties fo:font-variant="small-caps" fo:color="#7fb241" loext:opacity="100%" style:font-name="Bitstream Vera Sans6" fo:font-size="16pt" fo:font-weight="bold" officeooo:rsid="02768590"/>
    </style:style>
    <style:style style:name="MT24" style:family="text">
      <style:text-properties fo:font-variant="small-caps" fo:color="#7fb241" loext:opacity="100%" style:font-name="Bitstream Vera Sans6" fo:font-size="16pt" fo:font-weight="bold" officeooo:rsid="0021cde5"/>
    </style:style>
    <style:style style:name="MT25" style:family="text">
      <style:text-properties fo:text-transform="uppercase" fo:color="#808080" loext:opacity="100%" style:font-name="Bitstream Vera Sans6" fo:font-size="9pt" officeooo:rsid="02af0d27" fo:background-color="transparent" loext:char-shading-value="0"/>
    </style:style>
    <style:style style:name="MT26" style:family="text">
      <style:text-properties officeooo:rsid="015f088a"/>
    </style:style>
    <style:style style:name="MT27" style:family="text">
      <style:text-properties officeooo:rsid="0021cde5"/>
    </style:style>
    <style:style style:name="MT28" style:family="text">
      <style:text-properties fo:text-transform="uppercase" fo:color="#808080" loext:opacity="100%" style:font-name="Bitstream Vera Sans6" fo:font-size="9pt" officeooo:rsid="02768590" fo:background-color="transparent" loext:char-shading-value="0"/>
    </style:style>
    <style:style style:name="MT29" style:family="text">
      <style:text-properties fo:text-transform="uppercase" fo:color="#808080" loext:opacity="100%" style:font-name="Bitstream Vera Sans6" fo:font-size="9pt" officeooo:rsid="008d016c" fo:background-color="transparent" loext:char-shading-value="0"/>
    </style:style>
    <style:style style:name="MT30" style:family="text">
      <style:text-properties fo:text-transform="uppercase" fo:color="#808080" loext:opacity="100%" style:font-name="Bitstream Vera Sans6" fo:font-size="9pt" officeooo:rsid="0021cde5" fo:background-color="transparent" loext:char-shading-value="0"/>
    </style:style>
    <style:style style:name="MT31"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3"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2"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57" draw:name="Shape1_11" draw:style-name="Mgr3" draw:text-style-name="MP3" svg:width="4.329cm" svg:height="2.24cm" svg:x="-1.499cm" svg:y="-1cm" svg:viewBox="0 0 4330 2241" svg:d="M0 2241l3984-288c209-15 363-168 345-342l-170-1611h-4159z"><text:p/></draw:path><draw:frame text:anchor-type="paragraph" draw:z-index="58"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59" draw:name="Shape3_9" draw:style-name="Mgr5" draw:text-style-name="MP4" svg:x1="16.023cm" svg:y1="0.36cm" svg:x2="20.496cm" svg:y2="0.36cm"><text:p/></draw:line>Simplification</text:p>
      </style:header>
      <style:header-left>
        <text:p text:style-name="MP6"><draw:g text:anchor-type="paragraph" draw:z-index="23"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60" draw:name="Shape1_ 1" draw:style-name="Mgr3" draw:text-style-name="MP3" svg:width="4.329cm" svg:height="2.24cm" svg:x="-1.499cm" svg:y="-1cm" svg:viewBox="0 0 4330 2241" svg:d="M0 2241l3984-288c209-15 363-168 345-342l-170-1611h-4159z"><text:p/></draw:path><draw:frame text:anchor-type="paragraph" draw:z-index="61"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62"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50" draw:name="Shape3_6" draw:style-name="Mgr6" draw:text-style-name="MP4" svg:x1="15.12cm" svg:y1="0.36cm" svg:x2="20.496cm" svg:y2="0.36cm"><text:p/></draw:line><draw:frame text:anchor-type="paragraph" draw:z-index="51" draw:name="Shape8_13" draw:style-name="Mgr4" draw:text-style-name="MP5" svg:width="2.703cm" svg:height="0.715cm" draw:transform="rotate (0.0872664625997165) translate (-0.172861111111111cm 0.218722222222222cm)"><draw:text-box><text:p text:style-name="MP4"><text:span text:style-name="MT1">Série 3</text:span></text:p></draw:text-box></draw:frame><text:span text:style-name="MT3">P</text:span><text:span text:style-name="MT4">ropriétés</text:span><text:span text:style-name="MT5"> de la symétrie</text:span></text:p>
      </style:header>
      <style:header-left>
        <text:p text:style-name="MP9"><draw:path text:anchor-type="paragraph" draw:z-index="54" draw:name="Shape1_18" draw:style-name="Mgr7" draw:text-style-name="MP10" svg:width="4.329cm" svg:height="2.24cm" svg:x="-1.499cm" svg:y="-1cm" svg:viewBox="0 0 4330 2241" svg:d="M0 2241l3984-288c209-15 363-168 345-342l-170-1611h-4159z"><text:p/></draw:path><draw:frame text:anchor-type="paragraph" draw:z-index="55" draw:name="Shape8_8"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56" draw:name="Shape3_44" draw:style-name="Mgr6" draw:text-style-name="MP4" svg:x1="15.12cm" svg:y1="0.36cm" svg:x2="20.496cm" svg:y2="0.36cm"><text:p/></draw:line><text:span text:style-name="MT3">P</text:span><text:span text:style-name="MT4">ropriétés</text:span></text:p>
      </style:header-left>
      <style:footer>
        <text:p text:style-name="MP11"><draw:frame draw:style-name="Mfr1" draw:name="Frame7" text:anchor-type="paragraph" svg:x="16.108cm" svg:y="0.714cm" draw:z-index="52"><draw:text-box fo:min-height="0.499cm" fo:min-width="2.549cm"><draw:frame draw:style-name="Mfr2" draw:name="Frame8" text:anchor-type="frame" svg:x="0.45cm" svg:y="0.079cm" svg:width="0.817cm" draw:z-index="53"><draw:text-box fo:min-height="0.355cm"><text:p text:style-name="MP12"><text:span text:style-name="_5f_Caractères_5f_gras_5f_Blanc"/></text:p></draw:text-box></draw:frame><text:p text:style-name="MP13"/></draw:text-box></draw:frame></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4"><text:span text:style-name="MT6">Angles</text:span><text:span text:style-name="MT7"> : </text:span><text:span text:style-name="MT6">Comprendre la notion d’angle</text:span></text:p></draw:text-box></draw:frame><draw:g text:anchor-type="paragraph" draw:z-index="21" draw:name="Shape4_287" draw:style-name="Mgr1"><draw:path draw:style-name="Mgr8" draw:text-style-name="MP15"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44" draw:name="Shape1_8" draw:style-name="Mgr7" draw:text-style-name="MP10" svg:width="4.329cm" svg:height="2.24cm" svg:x="-1.499cm" svg:y="-1cm" svg:viewBox="0 0 4330 2241" svg:d="M0 2241l3984-288c209-15 363-168 345-342l-170-1611h-4159z"><text:p/></draw:path><draw:line text:anchor-type="paragraph" draw:z-index="45" draw:name="Shape3_7" draw:style-name="Mgr6" draw:text-style-name="MP4" svg:x1="15.423cm" svg:y1="0.36cm" svg:x2="20.496cm" svg:y2="0.36cm"><text:p/></draw:line><draw:frame text:anchor-type="paragraph" draw:z-index="46"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47" draw:name="Shape1_1" draw:style-name="Mgr7" draw:text-style-name="MP10" svg:width="4.329cm" svg:height="2.24cm" svg:x="-1.499cm" svg:y="-1cm" svg:viewBox="0 0 4330 2241" svg:d="M0 2241l3984-288c209-15 363-168 345-342l-170-1611h-4159z"><text:p/></draw:path><draw:frame text:anchor-type="paragraph" draw:z-index="48"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49"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8">Angles : </text:span><text:span text:style-name="MT9">Comprendre la notion d’angle</text:span></text:h></draw:text-box></draw:frame><draw:g text:anchor-type="paragraph" draw:z-index="19" draw:name="Shape4_6" draw:style-name="Mgr9"><draw:path draw:style-name="Mgr8" draw:text-style-name="MP15"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8">Angles : </text:span><text:span text:style-name="MT10">Comprendre la notion d’angle</text:span></text:p></draw:text-box></draw:frame><draw:g text:anchor-type="paragraph" draw:z-index="20" draw:name="Shape4_0" draw:style-name="Mgr9"><draw:path draw:style-name="Mgr8" draw:text-style-name="MP15"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38"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39" draw:name="Shape1_10" draw:style-name="Mgr3" draw:text-style-name="MP3" svg:width="4.329cm" svg:height="2.24cm" svg:x="-1.499cm" svg:y="-1cm" svg:viewBox="0 0 4330 2241" svg:d="M0 2241l3984-288c209-15 363-168 345-342l-170-1611h-4159z"><text:p/></draw:path><draw:line text:anchor-type="paragraph" draw:z-index="40" draw:name="Shape3_8" draw:style-name="Mgr5" draw:text-style-name="MP4" svg:x1="14.76cm" svg:y1="0.36cm" svg:x2="20.496cm" svg:y2="0.36cm"><text:p/></draw:line><text:s/><text:span text:style-name="MT11">Calculer</text:span> : <text:span text:style-name="MT11">Additionner et soustraire</text:span></text:p>
      </style:header>
      <style:header-left>
        <text:p text:style-name="_5f_Header_20_N_20_page_20_impaire_20__28_D_29_"><draw:line text:anchor-type="paragraph" draw:z-index="41" draw:name="Shape3_3" draw:style-name="Mgr5" draw:text-style-name="MP4" svg:x1="14.728cm" svg:y1="0.36cm" svg:x2="20.496cm" svg:y2="0.36cm"><text:p/></draw:line><draw:frame text:anchor-type="paragraph" draw:z-index="42"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3" draw:name="Shape1_13" draw:style-name="Mgr3" draw:text-style-name="MP3" svg:width="4.329cm" svg:height="2.24cm" svg:x="-1.499cm" svg:y="-1cm" svg:viewBox="0 0 4330 2241" svg:d="M0 2241l3984-288c209-15 363-168 345-342l-170-1611h-4159z"><text:p/></draw:path><text:s/><text:span text:style-name="MT11">Calculer</text:span> : <text:span text:style-name="MT11">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2">Calculer : additionner et soustraire</text:span><text:span text:style-name="MT7">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4"><text:span text:style-name="MT12">Calculer</text:span><text:span text:style-name="MT7"> : </text:span><text:span text:style-name="MT12">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32" draw:name="Shape3_1" draw:style-name="Mgr10" draw:text-style-name="MP4" svg:x1="13.831cm" svg:y1="0.355cm" svg:x2="20.497cm" svg:y2="0.36cm"><text:p/></draw:line><draw:frame text:anchor-type="paragraph" draw:z-index="33"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34" draw:name="Shape1_2" draw:style-name="Mgr11" draw:text-style-name="MP18" svg:width="4.329cm" svg:height="2.24cm" svg:x="-1.499cm" svg:y="-1cm" svg:viewBox="0 0 4330 2241" svg:d="M0 2241l3984-288c209-15 363-168 345-342l-170-1611h-4159z"><text:p/></draw:path><text:s/><text:span text:style-name="MT13">Utilis</text:span><text:span text:style-name="MT14">er des</text:span><text:span text:style-name="MT13"> données </text:span>: <text:span text:style-name="MT15">Représenter</text:span> </text:p>
      </style:header>
      <style:header-left>
        <text:p text:style-name="MP19"><draw:line text:anchor-type="paragraph" draw:z-index="35" draw:name="Shape3_ 2" draw:style-name="Mgr10" draw:text-style-name="MP4" svg:x1="16.704cm" svg:y1="0.36cm" svg:x2="20.496cm" svg:y2="0.36cm"><text:p/></draw:line><draw:path text:anchor-type="paragraph" draw:z-index="36" draw:name="Shape1_4" draw:style-name="Mgr11" draw:text-style-name="MP18" svg:width="4.329cm" svg:height="2.24cm" svg:x="-1.499cm" svg:y="-1cm" svg:viewBox="0 0 4330 2241" svg:d="M0 2241l3984-288c209-15 363-168 345-342l-170-1611h-4159z"><text:p/></draw:path><draw:frame text:anchor-type="paragraph" draw:z-index="37"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6">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4"><text:span text:style-name="MT17">Utilis</text:span><text:span text:style-name="MT18">er</text:span><text:span text:style-name="MT17"> de</text:span><text:span text:style-name="MT18">s</text:span><text:span text:style-name="MT17"> données</text:span><text:span text:style-name="MT7"> : </text:span><text:span text:style-name="MT19">représenter</text:span><text:span text:style-name="MT7"> </text:span></text:p></draw:text-box></draw:frame><draw:g text:anchor-type="paragraph" draw:z-index="15"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20">Fonctions : appliquer, </text:span><text:span text:style-name="MT21">créer</text:span><text:span text:style-name="MT20"> un programme</text:span></text:p></draw:text-box></draw:frame><draw:g text:anchor-type="paragraph" draw:z-index="16"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line text:anchor-type="paragraph" draw:z-index="25" draw:name="Shape3_ 1" draw:style-name="Mgr10" draw:text-style-name="MP4" svg:x1="16.704cm" svg:y1="0.36cm" svg:x2="20.496cm" svg:y2="0.36cm"><text:p/></draw:line><draw:path text:anchor-type="paragraph" draw:z-index="26" draw:name="Shape1_5" draw:style-name="Mgr11" draw:text-style-name="MP18" svg:width="4.329cm" svg:height="2.24cm" svg:x="-1.499cm" svg:y="-1cm" svg:viewBox="0 0 4330 2241" svg:d="M0 2241l3984-288c209-15 363-168 345-342l-170-1611h-4159z"><text:p/></draw:path><draw:frame text:anchor-type="paragraph" draw:z-index="27"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28" draw:name="Shape3_5" draw:style-name="Mgr10" draw:text-style-name="MP4" svg:width="2147483.646cm" svg:height="2147483.646cm" draw:transform="skewX (1.08420217346698E-019) rotate (-0.000872664625997355) translate (9652019767.38077cm -11060397130063.8cm)" svg:viewBox="0 0 2147483647 2147483647" draw:points="21505,214748360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2">Fonction : </text:span>Appliquer, créer un programmer </text:p>
      </style:header>
      <style:header-left>
        <text:p text:style-name="MP24"><draw:line text:anchor-type="paragraph" draw:z-index="29" draw:name="Shape3_4" draw:style-name="Mgr10" draw:text-style-name="MP4" svg:x1="14.425cm" svg:y1="0.36cm" svg:x2="20.496cm" svg:y2="0.36cm"><text:p/></draw:line><draw:path text:anchor-type="paragraph" draw:z-index="30" draw:name="Shape1_6" draw:style-name="Mgr11" draw:text-style-name="MP18" svg:width="4.329cm" svg:height="2.24cm" svg:x="-1.499cm" svg:y="-1cm" svg:viewBox="0 0 4330 2241" svg:d="M0 2241l3984-288c209-15 363-168 345-342l-170-1611h-4159z"><text:p/></draw:path><draw:frame text:anchor-type="paragraph" draw:z-index="31"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5"><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6">Fonctions : appliquer, <text:span text:style-name="MT21">créer</text:span> un programme</text:p></draw:text-box></draw:frame><draw:g text:anchor-type="paragraph" draw:z-index="12"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3"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6">Fonctions : appliquer un programme de calcul</text:p></draw:text-box></draw:frame><draw:g text:anchor-type="paragraph" draw:z-index="14"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79" draw:name="Shape3_16" draw:style-name="Mgr13" draw:text-style-name="MP4" svg:x1="12.52cm" svg:y1="0.36cm" svg:x2="20.496cm" svg:y2="0.36cm"><text:p/></draw:line><draw:path text:anchor-type="paragraph" draw:z-index="80" draw:name="Shape1_19" draw:style-name="Mgr14" draw:text-style-name="MP28" svg:width="4.329cm" svg:height="2.24cm" svg:x="-1.499cm" svg:y="-1cm" svg:viewBox="0 0 4330 2241" svg:d="M0 2241l3984-288c209-15 363-168 345-342l-170-1611h-4159z"><text:p/></draw:path><draw:line text:anchor-type="paragraph" draw:z-index="81" draw:name="Shape3_19" draw:style-name="Mgr13" draw:text-style-name="MP4" svg:x1="12.52cm" svg:y1="0.36cm" svg:x2="20.496cm" svg:y2="0.36cm"><text:p/></draw:line><draw:line text:anchor-type="paragraph" draw:z-index="82" draw:name="Shape3_20" draw:style-name="Mgr13" draw:text-style-name="MP4" svg:x1="12.52cm" svg:y1="0.36cm" svg:x2="20.496cm" svg:y2="0.36cm"><text:p/></draw:line><draw:frame text:anchor-type="paragraph" draw:z-index="83"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104" draw:name="Shape1_15" draw:style-name="Mgr14" draw:text-style-name="MP28" svg:width="4.329cm" svg:height="2.24cm" svg:x="-1.499cm" svg:y="-1cm" svg:viewBox="0 0 4330 2241" svg:d="M0 2241l3984-288c209-15 363-168 345-342l-170-1611h-4159z"><text:p/></draw:path><draw:frame text:anchor-type="paragraph" draw:z-index="105"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3">Conversions d’unités</text:span> : <text:span text:style-name="MT23">Vitesse</text:span></text:p>
      </style:header>
      <style:header-left>
        <text:p text:style-name="MP29"><draw:line text:anchor-type="paragraph" draw:z-index="106" draw:name="Shape3_15" draw:style-name="Mgr13" draw:text-style-name="MP4" svg:x1="12.52cm" svg:y1="0.36cm" svg:x2="20.496cm" svg:y2="0.36cm"><text:p/></draw:line><draw:path text:anchor-type="paragraph" draw:z-index="107" draw:name="Shape1_17" draw:style-name="Mgr14" draw:text-style-name="MP28" svg:width="4.329cm" svg:height="2.24cm" svg:x="-1.499cm" svg:y="-1cm" svg:viewBox="0 0 4330 2241" svg:d="M0 2241l3984-288c209-15 363-168 345-342l-170-1611h-4159z"><text:p/></draw:path><draw:line text:anchor-type="paragraph" draw:z-index="108" draw:name="Shape3_17" draw:style-name="Mgr13" draw:text-style-name="MP4" svg:x1="12.52cm" svg:y1="0.36cm" svg:x2="20.496cm" svg:y2="0.36cm"><text:p/></draw:line><draw:line text:anchor-type="paragraph" draw:z-index="109" draw:name="Shape3_18" draw:style-name="Mgr13" draw:text-style-name="MP4" svg:x1="12.52cm" svg:y1="0.36cm" svg:x2="20.496cm" svg:y2="0.36cm"><text:p/></draw:line><draw:frame text:anchor-type="paragraph" draw:z-index="110"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111" draw:name="Shape1_16" draw:style-name="Mgr14" draw:text-style-name="MP28" svg:width="4.329cm" svg:height="2.24cm" svg:x="-1.499cm" svg:y="-1cm" svg:viewBox="0 0 4330 2241" svg:d="M0 2241l3984-288c209-15 363-168 345-342l-170-1611h-4159z"><text:p/></draw:path><draw:frame text:anchor-type="paragraph" draw:z-index="24"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3">Conversions d’unités</text:span> : <text:span text:style-name="MT24">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4"><text:span text:style-name="MT25">Conversion d’unité : vitesse</text:span><text:span text:style-name="MT7"> </text:span></text:p></draw:text-box></draw:frame><draw:g text:anchor-type="paragraph" draw:z-index="10"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6">C</text:span>ONVERSION D’unité : <text:span text:style-name="MT27">DUREE</text:span></text:p></draw:text-box></draw:frame><draw:g text:anchor-type="paragraph" draw:z-index="11"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71" draw:name="Shape1_12" draw:style-name="Mgr14" draw:text-style-name="MP28" svg:width="4.329cm" svg:height="2.24cm" svg:x="-1.499cm" svg:y="-1cm" svg:viewBox="0 0 4330 2241" svg:d="M0 2241l3984-288c209-15 363-168 345-342l-170-1611h-4159z"><text:p/></draw:path><draw:line text:anchor-type="paragraph" draw:z-index="72" draw:name="Shape3_10" draw:style-name="Mgr13" draw:text-style-name="MP4" svg:x1="12.52cm" svg:y1="0.36cm" svg:x2="20.496cm" svg:y2="0.36cm"><text:p/></draw:line><draw:line text:anchor-type="paragraph" draw:z-index="73" draw:name="Shape3_12" draw:style-name="Mgr13" draw:text-style-name="MP4" svg:x1="12.52cm" svg:y1="0.36cm" svg:x2="20.496cm" svg:y2="0.36cm"><text:p/></draw:line><draw:frame text:anchor-type="paragraph" draw:z-index="74"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3">Conversions d’unités</text:span> : <text:span text:style-name="MT24">Durée</text:span></text:p>
      </style:header>
      <style:header-left>
        <text:p text:style-name="MP32"><draw:line text:anchor-type="paragraph" draw:z-index="75" draw:name="Shape3_14" draw:style-name="Mgr13" draw:text-style-name="MP4" svg:x1="12.52cm" svg:y1="0.36cm" svg:x2="20.496cm" svg:y2="0.36cm"><text:p/></draw:line><draw:path text:anchor-type="paragraph" draw:z-index="76" draw:name="Shape1_14" draw:style-name="Mgr14" draw:text-style-name="MP28" svg:width="4.329cm" svg:height="2.24cm" svg:x="-1.499cm" svg:y="-1cm" svg:viewBox="0 0 4330 2241" svg:d="M0 2241l3984-288c209-15 363-168 345-342l-170-1611h-4159z"><text:p/></draw:path><draw:line text:anchor-type="paragraph" draw:z-index="77" draw:name="Shape3_13" draw:style-name="Mgr13" draw:text-style-name="MP4" svg:x1="12.52cm" svg:y1="0.36cm" svg:x2="20.496cm" svg:y2="0.36cm"><text:p/></draw:line><draw:frame text:anchor-type="paragraph" draw:z-index="78"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3">Conversions d’unités</text:span> : <text:span text:style-name="MT23">Vitesse</text:span></text:p>
      </style:header-left>
      <style:footer>
        <text:p text:style-name="MP33"><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4"><text:span text:style-name="MT28">Conversions d’unités</text:span><text:span text:style-name="MT29"> : </text:span><text:span text:style-name="MT30">DUREE</text:span></text:p></draw:text-box></draw:frame></text:p>
      </style:footer>
      <style:footer-left>
        <text:p text:style-name="MP33"><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5"><text:span text:style-name="MT28">Conversions d’unités</text:span><text:span text:style-name="MT29"> : </text:span><text:span text:style-name="MT28">Vitesse</text:span></text:p></draw:text-box></draw:frame><draw:g text:anchor-type="paragraph" draw:z-index="9"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67"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6" svg:width="4.329cm" svg:height="2.24cm" svg:x="-1.499cm" svg:y="-1cm" svg:viewBox="0 0 4330 2241" svg:d="M0 2241l3984-288c209-15 363-168 345-342l-170-1611h-4159z"><text:p/></draw:path><draw:line text:anchor-type="char" draw:z-index="68"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69"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6" svg:width="4.329cm" svg:height="2.24cm" svg:x="-1.499cm" svg:y="-0.991cm" svg:viewBox="0 0 4330 2241" svg:d="M0 2241l3984-288c209-15 363-168 345-342l-170-1611h-4159z"><text:p/></draw:path><draw:line text:anchor-type="char" draw:z-index="70"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7"><text:span text:style-name="MT31">R</text:span>ésoudre des problèmes</text:p></draw:text-box></draw:frame><draw:g text:anchor-type="paragraph" draw:z-index="5" draw:name="Shape4_ 1" draw:style-name="Mgr9"><draw:path draw:style-name="Mgr18" draw:text-style-name="MP38"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7" draw:name="Shape4_264" draw:style-name="Mgr9"><draw:path draw:style-name="Mgr18" draw:text-style-name="MP38"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64"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6" svg:width="4.329cm" svg:height="2.24cm" svg:x="-1.499cm" svg:y="-1cm" svg:viewBox="0 0 4330 2241" svg:d="M0 2241l3984-288c209-15 363-168 345-342l-170-1611h-4159z"><text:p/></draw:path><draw:line text:anchor-type="char" draw:z-index="63"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66"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6" svg:width="4.329cm" svg:height="2.24cm" svg:x="-1.499cm" svg:y="-0.991cm" svg:viewBox="0 0 4330 2241" svg:d="M0 2241l3984-288c209-15 363-168 345-342l-170-1611h-4159z"><text:p/></draw:path><draw:line text:anchor-type="char" draw:z-index="65"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8"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31">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3" draw:name="Shape4_10" draw:style-name="Mgr9"><draw:path draw:style-name="Mgr18" draw:text-style-name="MP38"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7-04T17:24:22.285098692</meta:creation-date>
    <meta:editing-duration>PT2H18M37S</meta:editing-duration>
    <meta:editing-cycles>38</meta:editing-cycles>
    <meta:generator>LibreOffice/7.4.3.2$Windows_X86_64 LibreOffice_project/1048a8393ae2eeec98dff31b5c133c5f1d08b890</meta:generator>
    <dc:title>lycee</dc:title>
    <dc:date>2024-09-13T09:01:29.104000000</dc:date>
    <meta:document-statistic meta:table-count="1" meta:image-count="6" meta:object-count="0" meta:page-count="1" meta:paragraph-count="96" meta:word-count="386" meta:character-count="2516" meta:non-whitespace-character-count="2173"/>
    <meta:template xlink:type="simple" xlink:actuate="onRequest" xlink:title="Modele_Cahier" xlink:href="../../../../../../../../.config/libreoffice/4/user/template/Modele_Cahier.ott" meta:date="2023-11-11T20:49:47.573760932"/>
  </office:meta>
</office:document-meta>
</file>